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8CF0000012514BC2736F354E78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992cm" fo:margin-left="0.021cm" fo:margin-top="0cm" fo:margin-bottom="0cm" table:align="left" style:writing-mode="lr-tb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5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Таблица3" style:family="table">
      <style:table-properties style:width="18cm" style:rel-width="100%" table:align="left"/>
    </style:style>
    <style:style style:name="Таблица3.A" style:family="table-column">
      <style:table-column-properties style:column-width="1.295cm" style:rel-column-width="4713*"/>
    </style:style>
    <style:style style:name="Таблица3.B" style:family="table-column">
      <style:table-column-properties style:column-width="8.982cm" style:rel-column-width="32700*"/>
    </style:style>
    <style:style style:name="Таблица3.C" style:family="table-column">
      <style:table-column-properties style:column-width="3.221cm" style:rel-column-width="11726*"/>
    </style:style>
    <style:style style:name="Таблица3.D" style:family="table-column">
      <style:table-column-properties style:column-width="4.503cm" style:rel-column-width="16396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4" style:family="table">
      <style:table-properties style:width="18cm" style:rel-width="100%" table:align="left"/>
    </style:style>
    <style:style style:name="Таблица4.A" style:family="table-column">
      <style:table-column-properties style:column-width="7.62cm" style:rel-column-width="27742*"/>
    </style:style>
    <style:style style:name="Таблица4.B" style:family="table-column">
      <style:table-column-properties style:column-width="1.051cm" style:rel-column-width="3827*"/>
    </style:style>
    <style:style style:name="Таблица4.C" style:family="table-column">
      <style:table-column-properties style:column-width="4.027cm" style:rel-column-width="14661*"/>
    </style:style>
    <style:style style:name="Таблица4.D" style:family="table-column">
      <style:table-column-properties style:column-width="1.046cm" style:rel-column-width="3808*"/>
    </style:style>
    <style:style style:name="Таблица4.E" style:family="table-column">
      <style:table-column-properties style:column-width="4.256cm" style:rel-column-width="15497*"/>
    </style:style>
    <style:style style:name="Таблица4.A1" style:family="table-cell">
      <style:table-cell-properties fo:padding="0.049cm" fo:border="1pt solid #000000"/>
    </style:style>
    <style:style style:name="Таблица4.B1" style:family="table-cell">
      <style:table-cell-properties fo:padding-left="0cm" fo:padding-right="0cm" fo:padding-top="0.049cm" fo:padding-bottom="0.049cm" fo:border-left="none" fo:border-right="none" fo:border-top="1pt solid #000000" fo:border-bottom="1pt solid #000000"/>
    </style:style>
    <style:style style:name="Таблица4.C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5" style:family="table">
      <style:table-properties style:width="18cm" table:align="left"/>
    </style:style>
    <style:style style:name="Таблица5.A" style:family="table-column">
      <style:table-column-properties style:column-width="3.882cm"/>
    </style:style>
    <style:style style:name="Таблица5.B" style:family="table-column">
      <style:table-column-properties style:column-width="6.352cm"/>
    </style:style>
    <style:style style:name="Таблица5.C" style:family="table-column">
      <style:table-column-properties style:column-width="7.76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cm" style:rel-width="100%" table:align="left"/>
    </style:style>
    <style:style style:name="Таблица6.A" style:family="table-column">
      <style:table-column-properties style:column-width="10.597cm" style:rel-column-width="38583*"/>
    </style:style>
    <style:style style:name="Таблица6.B" style:family="table-column">
      <style:table-column-properties style:column-width="1.598cm" style:rel-column-width="5816*"/>
    </style:style>
    <style:style style:name="Таблица6.C" style:family="table-column">
      <style:table-column-properties style:column-width="5.805cm" style:rel-column-width="211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style:rel-width="100%" table:align="left"/>
    </style:style>
    <style:style style:name="Таблица7.A" style:family="table-column">
      <style:table-column-properties style:column-width="10.784cm" style:rel-column-width="39263*"/>
    </style:style>
    <style:style style:name="Таблица7.B" style:family="table-column">
      <style:table-column-properties style:column-width="0.804cm" style:rel-column-width="2928*"/>
    </style:style>
    <style:style style:name="Таблица7.C" style:family="table-column">
      <style:table-column-properties style:column-width="2.438cm" style:rel-column-width="8874*"/>
    </style:style>
    <style:style style:name="Таблица7.D" style:family="table-column">
      <style:table-column-properties style:column-width="0.801cm" style:rel-column-width="2915*"/>
    </style:style>
    <style:style style:name="Таблица7.E" style:family="table-column">
      <style:table-column-properties style:column-width="3.173cm" style:rel-column-width="11555*"/>
    </style:style>
    <style:style style:name="Таблица7.A1" style:family="table-cell">
      <style:table-cell-properties fo:padding="0.049cm" fo:border="1pt solid #000000"/>
    </style:style>
    <style:style style:name="Таблица7.B1" style:family="table-cell">
      <style:table-cell-properties fo:padding-left="0cm" fo:padding-right="0cm" fo:padding-top="0.049cm" fo:padding-bottom="0.049cm" fo:border-left="none" fo:border-right="none" fo:border-top="1pt solid #000000" fo:border-bottom="1pt solid #000000"/>
    </style:style>
    <style:style style:name="Таблица7.C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3.882cm"/>
    </style:style>
    <style:style style:name="Таблица8.B" style:family="table-column">
      <style:table-column-properties style:column-width="6.352cm"/>
    </style:style>
    <style:style style:name="Таблица8.C" style:family="table-column">
      <style:table-column-properties style:column-width="7.76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cm" table:align="left"/>
    </style:style>
    <style:style style:name="Таблица9.A" style:family="table-column">
      <style:table-column-properties style:column-width="1.007cm"/>
    </style:style>
    <style:style style:name="Таблица9.B" style:family="table-column">
      <style:table-column-properties style:column-width="9.95cm"/>
    </style:style>
    <style:style style:name="Таблица9.C" style:family="table-column">
      <style:table-column-properties style:column-width="7.043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cm" style:rel-width="100%" table:align="left"/>
    </style:style>
    <style:style style:name="Таблица10.A" style:family="table-column">
      <style:table-column-properties style:column-width="10.139cm" style:rel-column-width="36912*"/>
    </style:style>
    <style:style style:name="Таблица10.B" style:family="table-column">
      <style:table-column-properties style:column-width="0.723cm" style:rel-column-width="2632*"/>
    </style:style>
    <style:style style:name="Таблица10.C" style:family="table-column">
      <style:table-column-properties style:column-width="2.942cm" style:rel-column-width="10711*"/>
    </style:style>
    <style:style style:name="Таблица10.D" style:family="table-column">
      <style:table-column-properties style:column-width="0.78cm" style:rel-column-width="2838*"/>
    </style:style>
    <style:style style:name="Таблица10.E" style:family="table-column">
      <style:table-column-properties style:column-width="3.417cm" style:rel-column-width="12442*"/>
    </style:style>
    <style:style style:name="Таблица10.A1" style:family="table-cell">
      <style:table-cell-properties fo:padding="0.049cm" fo:border="1pt solid #000000"/>
    </style:style>
    <style:style style:name="Таблица10.B1" style:family="table-cell">
      <style:table-cell-properties fo:padding-left="0cm" fo:padding-right="0cm" fo:padding-top="0.049cm" fo:padding-bottom="0.049cm" fo:border-left="none" fo:border-right="none" fo:border-top="1pt solid #000000" fo:border-bottom="1pt solid #000000"/>
    </style:style>
    <style:style style:name="Таблица10.C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11" style:family="table">
      <style:table-properties style:width="18cm" table:align="left"/>
    </style:style>
    <style:style style:name="Таблица11.A" style:family="table-column">
      <style:table-column-properties style:column-width="3.882cm"/>
    </style:style>
    <style:style style:name="Таблица11.B" style:family="table-column">
      <style:table-column-properties style:column-width="6.352cm"/>
    </style:style>
    <style:style style:name="Таблица11.C" style:family="table-column">
      <style:table-column-properties style:column-width="7.766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cm" table:align="left"/>
    </style:style>
    <style:style style:name="Таблица12.A" style:family="table-column">
      <style:table-column-properties style:column-width="0.942cm"/>
    </style:style>
    <style:style style:name="Таблица12.B" style:family="table-column">
      <style:table-column-properties style:column-width="9.357cm"/>
    </style:style>
    <style:style style:name="Таблица12.C" style:family="table-column">
      <style:table-column-properties style:column-width="2.805cm"/>
    </style:style>
    <style:style style:name="Таблица12.D" style:family="table-column">
      <style:table-column-properties style:column-width="4.897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cm" style:rel-width="100%" table:align="left"/>
    </style:style>
    <style:style style:name="Таблица13.A" style:family="table-column">
      <style:table-column-properties style:column-width="10.167cm" style:rel-column-width="37015*"/>
    </style:style>
    <style:style style:name="Таблица13.B" style:family="table-column">
      <style:table-column-properties style:column-width="0.725cm" style:rel-column-width="2639*"/>
    </style:style>
    <style:style style:name="Таблица13.C" style:family="table-column">
      <style:table-column-properties style:column-width="2.925cm" style:rel-column-width="10647*"/>
    </style:style>
    <style:style style:name="Таблица13.D" style:family="table-column">
      <style:table-column-properties style:column-width="0.783cm" style:rel-column-width="2851*"/>
    </style:style>
    <style:style style:name="Таблица13.E" style:family="table-column">
      <style:table-column-properties style:column-width="3.401cm" style:rel-column-width="12383*"/>
    </style:style>
    <style:style style:name="Таблица13.A1" style:family="table-cell">
      <style:table-cell-properties fo:padding="0.049cm" fo:border="1pt solid #000000"/>
    </style:style>
    <style:style style:name="Таблица13.B1" style:family="table-cell">
      <style:table-cell-properties fo:padding-left="0cm" fo:padding-right="0cm" fo:padding-top="0.049cm" fo:padding-bottom="0.049cm" fo:border-left="none" fo:border-right="none" fo:border-top="1pt solid #000000" fo:border-bottom="1pt solid #000000"/>
    </style:style>
    <style:style style:name="Таблица13.C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14" style:family="table">
      <style:table-properties style:width="18cm" table:align="left"/>
    </style:style>
    <style:style style:name="Таблица14.A" style:family="table-column">
      <style:table-column-properties style:column-width="3.882cm"/>
    </style:style>
    <style:style style:name="Таблица14.B" style:family="table-column">
      <style:table-column-properties style:column-width="6.352cm"/>
    </style:style>
    <style:style style:name="Таблица14.C" style:family="table-column">
      <style:table-column-properties style:column-width="7.766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cm" style:rel-width="100%" table:align="left"/>
    </style:style>
    <style:style style:name="Таблица15.A" style:family="table-column">
      <style:table-column-properties style:column-width="0.956cm" style:rel-column-width="3480*"/>
    </style:style>
    <style:style style:name="Таблица15.B" style:family="table-column">
      <style:table-column-properties style:column-width="8.779cm" style:rel-column-width="31961*"/>
    </style:style>
    <style:style style:name="Таблица15.C" style:family="table-column">
      <style:table-column-properties style:column-width="8.266cm" style:rel-column-width="30094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cm" style:rel-width="100%" table:align="left"/>
    </style:style>
    <style:style style:name="Таблица16.A" style:family="table-column">
      <style:table-column-properties style:column-width="1.182cm" style:rel-column-width="4302*"/>
    </style:style>
    <style:style style:name="Таблица16.B" style:family="table-column">
      <style:table-column-properties style:column-width="8.994cm" style:rel-column-width="32745*"/>
    </style:style>
    <style:style style:name="Таблица16.C" style:family="table-column">
      <style:table-column-properties style:column-width="3.295cm" style:rel-column-width="11996*"/>
    </style:style>
    <style:style style:name="Таблица16.D" style:family="table-column">
      <style:table-column-properties style:column-width="4.53cm" style:rel-column-width="16492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cm" table:align="left"/>
    </style:style>
    <style:style style:name="Таблица17.A" style:family="table-column">
      <style:table-column-properties style:column-width="3.882cm"/>
    </style:style>
    <style:style style:name="Таблица17.B" style:family="table-column">
      <style:table-column-properties style:column-width="6.352cm"/>
    </style:style>
    <style:style style:name="Таблица17.C" style:family="table-column">
      <style:table-column-properties style:column-width="7.766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Table_20_Contents">
      <style:paragraph-properties fo:margin-top="0cm" fo:margin-bottom="0.499cm" loext:contextual-spacing="false" style:line-height-at-least="0.423cm"/>
      <style:text-properties style:font-name="Times New Roman2" fo:font-size="10pt" fo:font-weight="bold" style:font-size-asian="10pt" style:font-size-complex="10pt"/>
    </style:style>
    <style:style style:name="P3" style:family="paragraph" style:parent-style-name="Text_20_body">
      <style:paragraph-properties fo:margin-top="0cm" fo:margin-bottom="0.499cm" loext:contextual-spacing="false" fo:line-height="115%"/>
      <style:text-properties style:font-name="Times New Roman2" fo:font-size="10pt" fo:font-weight="bold" style:font-size-asian="10pt" style:font-size-complex="10pt"/>
    </style:style>
    <style:style style:name="P4" style:family="paragraph" style:parent-style-name="Text_20_body">
      <style:paragraph-properties fo:margin-top="0cm" fo:margin-bottom="0.499cm" loext:contextual-spacing="false" style:line-height-at-least="0.423cm"/>
      <style:text-properties style:font-name="Times New Roman2" fo:font-size="10pt" fo:font-weight="bold" style:font-size-asian="10pt" style:font-size-complex="10pt"/>
    </style:style>
    <style:style style:name="P5" style:family="paragraph" style:parent-style-name="Text_20_body">
      <style:paragraph-properties fo:margin-top="0cm" fo:margin-bottom="0.499cm" loext:contextual-spacing="false" fo:line-height="115%"/>
      <style:text-properties style:font-name="Times New Roman2" fo:font-size="10pt" style:font-size-asian="10pt" style:font-size-complex="10pt"/>
    </style:style>
    <style:style style:name="P6" style:family="paragraph" style:parent-style-name="Text_20_body">
      <style:paragraph-properties fo:margin-top="0cm" fo:margin-bottom="0.499cm" loext:contextual-spacing="false" style:line-height-at-least="0.409cm"/>
      <style:text-properties style:font-name="Times New Roman2" fo:font-size="10pt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.499cm" loext:contextual-spacing="false" style:line-height-at-least="0.423cm" fo:text-indent="0cm" style:auto-text-indent="false"/>
    </style:style>
    <style:style style:name="P8" style:family="paragraph" style:parent-style-name="Table_20_Contents">
      <style:paragraph-properties fo:margin-left="0cm" fo:margin-right="0cm" fo:margin-top="0cm" fo:margin-bottom="0.499cm" loext:contextual-spacing="false" style:line-height-at-least="0.423cm" fo:text-indent="0cm" style:auto-text-indent="false"/>
      <style:text-properties style:font-name="Times New Roman2" fo:font-size="10pt" fo:font-weight="bold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.499cm" loext:contextual-spacing="false" style:line-height-at-least="0.423cm" fo:text-align="center" style:justify-single-word="false" fo:text-indent="0cm" style:auto-text-indent="false"/>
      <style:text-properties style:font-name="Times New Roman2" fo:font-size="10pt" fo:font-weight="bold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.499cm" loext:contextual-spacing="false" style:line-height-at-least="0.423cm" fo:text-indent="0cm" style:auto-text-indent="false"/>
      <style:text-properties style:font-name="Times New Roman2" fo:font-size="10pt" fo:language="en" fo:country="US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.499cm" loext:contextual-spacing="false" style:line-height-at-least="0.423cm" fo:text-indent="0cm" style:auto-text-indent="false"/>
      <style:text-properties style:font-name="Times New Roman2" fo:font-size="10pt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.499cm" loext:contextual-spacing="false" style:line-height-at-least="0.423cm" fo:text-align="center" style:justify-single-word="false" fo:text-indent="0cm" style:auto-text-indent="false"/>
      <style:text-properties style:font-name="Times New Roman2" fo:font-size="10pt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.499cm" loext:contextual-spacing="false" style:line-height-at-least="0.423cm" fo:text-indent="0cm" style:auto-text-indent="false"/>
      <style:text-properties style:font-name="Times New Roman2" fo:font-size="10pt" fo:background-color="#ffff00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.499cm" loext:contextual-spacing="false" style:line-height-at-least="0.423cm" fo:text-indent="0cm" style:auto-text-indent="false"/>
      <style:text-properties style:font-name="Times New Roman2" fo:font-size="10pt" fo:font-weight="bold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.499cm" loext:contextual-spacing="false" style:line-height-at-least="0.423cm" fo:text-indent="0cm" style:auto-text-indent="false"/>
      <style:text-properties style:font-name="Times New Roman2" fo:font-size="10pt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.499cm" loext:contextual-spacing="false" style:line-height-at-least="0.409cm" fo:text-indent="0cm" style:auto-text-indent="false"/>
      <style:text-properties style:font-name="Times New Roman2"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.499cm" loext:contextual-spacing="false" style:line-height-at-least="0.423cm" fo:text-indent="0cm" style:auto-text-indent="false"/>
      <style:text-properties style:font-name="Times New Roman2" fo:font-size="8pt" officeooo:paragraph-rsid="00817173" style:font-size-asian="8pt" style:font-size-complex="8pt"/>
    </style:style>
    <style:style style:name="P18" style:family="paragraph" style:parent-style-name="Table_20_Contents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10pt" fo:font-weight="bold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style:font-name="Times New Roman2" fo:font-size="10pt" fo:font-weight="bold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style:font-name="Times New Roman2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8pt" style:font-size-asian="8pt" style:font-size-complex="8pt"/>
    </style:style>
    <style:style style:name="P23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style:font-name="Times New Roman2" fo:font-size="8pt" style:font-size-asian="8pt" style:font-size-complex="8pt"/>
    </style:style>
    <style:style style:name="P24" style:family="paragraph" style:parent-style-name="Table_20_Contents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8pt" fo:font-weight="bold" style:font-size-asian="8pt" style:font-size-complex="8pt"/>
    </style:style>
    <style:style style:name="P25" style:family="paragraph" style:parent-style-name="Table_20_Contents">
      <style:paragraph-properties fo:margin-left="0cm" fo:margin-right="0cm" fo:margin-top="0.212cm" fo:margin-bottom="0cm" loext:contextual-spacing="false" fo:text-align="center" style:justify-single-word="false" fo:text-indent="0cm" style:auto-text-indent="false"/>
      <style:text-properties style:font-name="Times New Roman2" fo:font-size="8pt" fo:font-weight="bold" style:font-size-asian="8pt" style:font-size-complex="8pt"/>
    </style:style>
    <style:style style:name="P26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10pt" style:text-underline-style="solid" style:text-underline-width="auto" style:text-underline-color="font-color" fo:font-weight="bold" style:font-size-asian="10pt" style:font-size-complex="10pt"/>
    </style:style>
    <style:style style:name="P27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10pt" style:font-size-asian="10pt" style:font-size-complex="10pt"/>
    </style:style>
    <style:style style:name="P28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  <style:text-properties style:font-name="Times New Roman2" fo:font-size="10pt" fo:background-color="#ffff00" style:font-size-asian="10pt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2" fo:font-size="10pt" style:font-size-asian="10pt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2" fo:font-size="10pt" officeooo:rsid="00807a6e" officeooo:paragraph-rsid="00807a6e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2" fo:font-size="10pt" fo:language="en" fo:country="US" officeooo:rsid="00669aa6" officeooo:paragraph-rsid="00669aa6" fo:background-color="#ffff00" style:font-size-asian="10pt" style:font-size-complex="10pt"/>
    </style:style>
    <style:style style:name="P32" style:family="paragraph" style:parent-style-name="Table_20_Contents">
      <style:paragraph-properties fo:margin-left="1.27cm" fo:margin-right="0cm" fo:margin-top="0cm" fo:margin-bottom="0.499cm" loext:contextual-spacing="false" style:line-height-at-least="0.423cm" fo:text-indent="-0.635cm" style:auto-text-indent="false"/>
      <style:text-properties style:font-name="Times New Roman2" fo:font-size="10pt" style:font-size-asian="10pt" style:font-size-complex="10pt"/>
    </style:style>
    <style:style style:name="P33" style:family="paragraph" style:parent-style-name="Text_20_body">
      <style:text-properties style:font-name="Times New Roman2" fo:font-size="10pt" fo:font-weight="bold" style:font-size-asian="10pt" style:font-size-complex="10pt"/>
    </style:style>
    <style:style style:name="P34" style:family="paragraph" style:parent-style-name="Text_20_body">
      <style:text-properties style:font-name="Times New Roman2" fo:font-size="10pt" style:font-size-asian="10pt" style:font-size-complex="10pt"/>
    </style:style>
    <style:style style:name="P35" style:family="paragraph" style:parent-style-name="Text_20_body">
      <style:text-properties style:font-name="Times New Roman2" fo:font-size="10pt" officeooo:rsid="00674073" officeooo:paragraph-rsid="00662ce1" style:font-size-asian="10pt" style:font-size-complex="10pt"/>
    </style:style>
    <style:style style:name="P36" style:family="paragraph" style:parent-style-name="Text_20_body">
      <style:paragraph-properties fo:margin-top="0.212cm" fo:margin-bottom="0cm" loext:contextual-spacing="false" style:line-height-at-least="0.423cm"/>
      <style:text-properties style:font-name="Times New Roman2" fo:font-size="10pt" style:font-size-asian="10pt" style:font-size-complex="10pt"/>
    </style:style>
    <style:style style:name="P37" style:family="paragraph" style:parent-style-name="Text_20_body">
      <style:paragraph-properties fo:margin-left="1.219cm" fo:margin-right="0cm" fo:margin-top="0cm" fo:margin-bottom="0.499cm" loext:contextual-spacing="false" style:line-height-at-least="0.423cm" fo:text-indent="1.499cm" style:auto-text-indent="false"/>
      <style:text-properties style:font-name="Times New Roman2" fo:font-size="10pt" style:font-size-asian="10pt" style:font-size-complex="10pt"/>
    </style:style>
    <style:style style:name="P38" style:family="paragraph" style:parent-style-name="Text_20_body">
      <style:paragraph-properties fo:margin-left="1.219cm" fo:margin-right="0cm" fo:margin-top="0.212cm" fo:margin-bottom="0cm" loext:contextual-spacing="false" fo:text-indent="1.499cm" style:auto-text-indent="false"/>
      <style:text-properties style:font-name="Times New Roman2" fo:font-size="10pt" style:font-size-asian="10pt" style:font-size-complex="10pt"/>
    </style:style>
    <style:style style:name="P39" style:family="paragraph" style:parent-style-name="Text_20_body">
      <style:paragraph-properties fo:margin-left="2.223cm" fo:margin-right="0cm" fo:margin-top="0cm" fo:margin-bottom="0.499cm" loext:contextual-spacing="false" style:line-height-at-least="0.409cm" fo:text-indent="1.499cm" style:auto-text-indent="false"/>
      <style:text-properties style:font-name="Times New Roman2" fo:font-size="10pt" style:font-size-asian="10pt" style:font-size-complex="10pt"/>
    </style:style>
    <style:style style:name="P40" style:family="paragraph" style:parent-style-name="Text_20_body">
      <style:paragraph-properties fo:margin-left="2.223cm" fo:margin-right="0cm" fo:margin-top="0cm" fo:margin-bottom="0.499cm" loext:contextual-spacing="false" style:line-height-at-least="0.423cm" fo:text-indent="1.499cm" style:auto-text-indent="false"/>
      <style:text-properties style:font-name="Times New Roman2" fo:font-size="10pt" style:font-size-asian="10pt" style:font-size-complex="10pt"/>
    </style:style>
    <style:style style:name="P41" style:family="paragraph" style:parent-style-name="Text_20_body">
      <style:paragraph-properties fo:margin-left="2.223cm" fo:margin-right="0cm" fo:margin-top="0.212cm" fo:margin-bottom="0cm" loext:contextual-spacing="false" fo:text-indent="1.499cm" style:auto-text-indent="false"/>
      <style:text-properties style:font-name="Times New Roman2" fo:font-size="10pt" style:font-size-asian="10pt" style:font-size-complex="10pt"/>
    </style:style>
    <style:style style:name="P42" style:family="paragraph" style:parent-style-name="Text_20_body">
      <style:paragraph-properties fo:margin-left="3.175cm" fo:margin-right="0cm" fo:margin-top="0cm" fo:margin-bottom="0.499cm" loext:contextual-spacing="false" style:line-height-at-least="0.423cm" fo:text-indent="1.499cm" style:auto-text-indent="false"/>
      <style:text-properties style:font-name="Times New Roman2" fo:font-size="10pt" style:font-size-asian="10pt" style:font-size-complex="10pt"/>
    </style:style>
    <style:style style:name="P43" style:family="paragraph" style:parent-style-name="Text_20_body">
      <style:paragraph-properties fo:margin-left="3.175cm" fo:margin-right="0cm" fo:margin-top="0.212cm" fo:margin-bottom="0cm" loext:contextual-spacing="false" fo:text-indent="1.499cm" style:auto-text-indent="false"/>
      <style:text-properties style:font-name="Times New Roman2" fo:font-size="10pt" style:font-size-asian="10pt" style:font-size-complex="10pt"/>
    </style:style>
    <style:style style:name="P44" style:family="paragraph" style:parent-style-name="Text_20_body">
      <style:paragraph-properties fo:margin-left="0.254cm" fo:margin-right="0cm" fo:margin-top="0cm" fo:margin-bottom="0.499cm" loext:contextual-spacing="false" style:line-height-at-least="0.409cm" fo:text-indent="1.499cm" style:auto-text-indent="false"/>
      <style:text-properties style:font-name="Times New Roman2" fo:font-size="10pt" style:font-size-asian="10pt" style:font-size-complex="10pt"/>
    </style:style>
    <style:style style:name="P45" style:family="paragraph" style:parent-style-name="Text_20_body">
      <style:paragraph-properties fo:margin-left="2.235cm" fo:margin-right="0cm" fo:margin-top="0cm" fo:margin-bottom="0.499cm" loext:contextual-spacing="false" style:line-height-at-least="0.409cm" fo:text-indent="1.499cm" style:auto-text-indent="false"/>
      <style:text-properties style:font-name="Times New Roman2" fo:font-size="10pt" style:font-size-asian="10pt" style:font-size-complex="10pt"/>
    </style:style>
    <style:style style:name="P46" style:family="paragraph" style:parent-style-name="Text_20_body">
      <style:paragraph-properties fo:margin-left="0cm" fo:margin-right="0cm" fo:margin-top="0.212cm" fo:margin-bottom="0cm" loext:contextual-spacing="false" fo:text-indent="0cm" style:auto-text-indent="false" fo:break-before="page"/>
      <style:text-properties style:font-name="Times New Roman2" fo:font-size="10pt" fo:font-weight="bold" style:font-size-asian="10pt" style:font-size-complex="10pt"/>
    </style:style>
    <style:style style:name="P47" style:family="paragraph" style:parent-style-name="Text_20_body">
      <style:paragraph-properties fo:margin-left="0cm" fo:margin-right="0cm" fo:margin-top="0cm" fo:margin-bottom="0.499cm" loext:contextual-spacing="false" style:line-height-at-least="0.423cm" fo:text-indent="0cm" style:auto-text-indent="false" fo:break-before="page"/>
      <style:text-properties style:font-name="Times New Roman2" fo:font-size="10pt" fo:font-weight="bold" style:font-size-asian="10pt" style:font-size-complex="10pt"/>
    </style:style>
    <style:style style:name="P48" style:family="paragraph" style:parent-style-name="Text_20_body">
      <style:paragraph-properties fo:margin-left="0cm" fo:margin-right="0cm" fo:margin-top="0cm" fo:margin-bottom="0.499cm" loext:contextual-spacing="false" style:line-height-at-least="0.423cm" fo:text-indent="0cm" style:auto-text-indent="false"/>
      <style:text-properties style:font-name="Times New Roman2" fo:font-size="10pt" fo:font-weight="bold" style:font-size-asian="10pt" style:font-size-complex="10pt"/>
    </style:style>
    <style:style style:name="P49" style:family="paragraph" style:parent-style-name="Text_20_body">
      <style:paragraph-properties fo:margin-top="0cm" fo:margin-bottom="0.499cm" loext:contextual-spacing="false" fo:line-height="115%" fo:break-before="page"/>
      <style:text-properties style:font-name="Times New Roman2" fo:font-size="10pt" fo:font-weight="bold" style:font-size-asian="10pt" style:font-size-complex="10pt"/>
    </style:style>
    <style:style style:name="P50" style:family="paragraph" style:parent-style-name="Text_20_body" style:master-page-name="Первая_20_страница_20_РД">
      <style:paragraph-properties fo:text-align="center" style:justify-single-word="false" style:page-number="auto"/>
      <style:text-properties style:font-name="Times New Roman2" fo:font-size="10pt" fo:language="ru" fo:country="RU" fo:font-weight="bold" officeooo:rsid="007b6997" officeooo:paragraph-rsid="00817173" style:font-size-asian="10pt" style:font-weight-asian="bold" style:font-size-complex="10pt" style:font-weight-complex="bold"/>
    </style:style>
    <style:style style:name="T1" style:family="text">
      <style:text-properties fo:language="ru" fo:country="RU" officeooo:rsid="00817173"/>
    </style:style>
    <style:style style:name="T2" style:family="text">
      <style:text-properties fo:language="en" fo:country="US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807a6e"/>
    </style:style>
    <style:style style:name="T5" style:family="text">
      <style:text-properties fo:font-weight="bold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line-through-style="none" style:text-line-through-type="none" style:font-name="Times New Roman2" fo:font-size="10pt" style:text-underline-style="none" style:text-blinking="false" style:font-size-asian="10pt" style:font-size-complex="10pt"/>
    </style:style>
    <style:style style:name="T9" style:family="text">
      <style:text-properties fo:font-variant="normal" fo:text-transform="none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fo:font-style="italic"/>
    </style:style>
    <style:style style:name="T12" style:family="text">
      <style:text-properties style:text-position="33% 80%"/>
    </style:style>
    <style:style style:name="T13" style:family="text">
      <style:text-properties style:font-name="Times New Roman2" fo:font-size="10pt" style:font-size-asian="10pt" style:font-size-complex="10pt"/>
    </style:style>
    <style:style style:name="T14" style:family="text">
      <style:text-properties officeooo:rsid="0083704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4">Р</text:span>абочий документ РД-МСА210. Согласование условий аудиторского задания.</text:p>
      <text:p text:style-name="P3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9"><text:span text:style-name="T4">К</text:span>лиент <text:span text:style-name="T4">(Новый/Старый)</text:span></text:p>
          </table:table-cell>
          <table:table-cell table:style-name="Таблица1.A1" office:value-type="string">
            <text:p text:style-name="P31">[Client]</text:p>
          </table:table-cell>
        </table:table-row>
        <table:table-row table:style-name="Таблица1.1">
          <table:table-cell table:style-name="Таблица1.A1" office:value-type="string">
            <text:p text:style-name="P30">Аудиторское задание</text:p>
          </table:table-cell>
          <table:table-cell table:style-name="Таблица1.A1" office:value-type="string">
            <text:p text:style-name="P31"><text:span text:style-name="T1">Аудит за </text:span>[AuditYear]</text:p>
          </table:table-cell>
        </table:table-row>
      </table:table>
      <text:p text:style-name="P33"/>
      <text:p text:style-name="P17"><text:span text:style-name="T5">Цель:</text:span> принять предложение о проведении аудита или продолжить его проведение лишь в тех случаях, когда согласованы основные условия, на основании которых он должен проводиться, что достигается:  (<text:span text:style-name="T2">a</text:span>) установлением факта наличия обязательных условий для проведения аудита; (<text:span text:style-name="T2">b</text:span>) подтверждением достигнутого между аудитором и руководством и, если уместно, лицами, отвечающими за корпоративное управление, единого понимания условий аудиторского задания.</text:p>
      <text:p text:style-name="P17"><text:span text:style-name="T6">Процедура 1. Оценка приемлемости концепции подготовки финансовой отчетности</text:span><text:span text:style-name="T7"> 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8">Приемлема ли концепция подготовки финансовой отчетности, которая будет применена при подготовке финансовой отчетности</text:p>
          </table:table-cell>
          <table:covered-table-cell/>
          <table:covered-table-cell/>
          <table:covered-table-cell/>
        </table:table-row>
        <table:table-row>
          <table:table-cell table:style-name="Таблица3.A2" table:number-columns-spanned="4" office:value-type="string">
            <text:p text:style-name="P11">1.1. Указать концепцию подготовки финансовой отчетности и документ, которым она установлена:</text:p>
          </table:table-cell>
          <table:covered-table-cell/>
          <table:covered-table-cell/>
          <table:covered-table-cell/>
        </table:table-row>
        <table:table-row>
          <table:table-cell table:style-name="Таблица3.A2" table:number-columns-spanned="4" office:value-type="string">
            <text:p text:style-name="P11">Концепция подготовки финансовой отчетности установлена федеральным законом "О бухгалтерском учете" от 06.12.2011 N 402-ФЗ.</text:p>
            <text:p text:style-name="P7"><text:span text:style-name="T13">Бухгалтерская (финансовая) отчетность должна давать </text:span><text:a xlink:type="simple" xlink:href="http://www.consultant.ru/document/cons_doc_LAW_20081/6219d1ef0624357a2d8573c0cf06c85aba1797e8/#dst100088" text:style-name="Internet_20_link" text:visited-style-name="Visited_20_Internet_20_Link"><text:span text:style-name="T8">достоверное</text:span></text:a><text:span text:style-name="T13"> представление о финансовом положении экономического субъекта на отчетную дату, финансовом результате его деятельности и движении денежных средств за отчетный период, необходимое пользователям этой отчетности для принятия экономических решений.</text:span></text:p>
            <text:p text:style-name="P11">Бухгалтерская (финансовая) отчетность формируется на базе данных бухгалтерского учета, способы ведения которого выбираются таким образом, чтобы соответствовать требованиям Положения по бухгалтерскому учету "учетная политика организации" (ПБУ 1/2008), утвержденного Приказом Минфина России от 06.10.2008 N 106н и обеспечивать: полноту отражения в бухгалтерском учете всех фактов хозяйственной деятельности (требование полноты); отражение в бухгалтерском учете фактов хозяйственной деятельности исходя не столько из их правовой формы, сколько из их экономического содержания и условий хозяйствования (требование приоритета содержания перед формой).</text:p>
            <text:p text:style-name="P11">Принятая организацией учетная политика применяется последовательно от одного отчетного года к другому (допущение последовательности применения учетной политики);</text:p>
            <text:p text:style-name="P11">Положение по бухгалтерскому учету "бухгалтерская отчетность организации" (ПБУ 4/99), утвержденное Приказом Минфина от 06.07.1999 № 43н, устанавливает следующие требования:</text:p>
            <text:p text:style-name="P32">·<text:span text:style-name="T9">        </text:span>если при составлении бухгалтерской отчетности исходя из правил настоящего Положения организацией выявляется недостаточность данных для формирования полного представления о финансовом положении организации, финансовых результатах ее деятельности и изменениях в ее финансовом положении, то в бухгалтерскую отчетность организация включает соответствующие дополнительные показатели и пояснения.</text:p>
            <text:p text:style-name="P32">·<text:span text:style-name="T9">        </text:span>если при составлении бухгалтерской отчетности применение правил настоящего Положения не позволяет сформировать достоверное и полное представление о финансовом положении организации, финансовых результатах ее деятельности и изменениях в ее финансовом положении, то организация в исключительных случаях (например, национализация имущества) может допустить отступление от этих правил.</text:p>
            <text:p text:style-name="P32">·<text:span text:style-name="T9">        </text:span>при формировании бухгалтерской отчетности организацией должна быть обеспечена нейтральность информации, содержащейся в ней, т.е. исключено одностороннее удовлетворение интересов одних групп пользователей бухгалтерской отчетности перед другими.</text:p>
            <text:p text:style-name="P32">·<text:span text:style-name="T9">        </text:span>организация должна при составлении бухгалтерского баланса, отчета о прибылях и убытках и пояснений к ним придерживаться принятых ею их содержания и формы последовательно от одного отчетного периода к <text:soft-page-break/>другому.</text:p>
            <text:p text:style-name="P11"> </text:p>
          </table:table-cell>
          <table:covered-table-cell/>
          <table:covered-table-cell/>
          <table:covered-table-cell/>
        </table:table-row>
        <table:table-row>
          <table:table-cell table:style-name="Таблица3.A4" office:value-type="string">
            <text:p text:style-name="P12">№</text:p>
          </table:table-cell>
          <table:table-cell table:style-name="Таблица3.A4" office:value-type="string">
            <text:p text:style-name="P9">Вопрос</text:p>
          </table:table-cell>
          <table:table-cell table:style-name="Таблица3.A4" office:value-type="string">
            <text:p text:style-name="P9">Ответ</text:p>
          </table:table-cell>
          <table:table-cell table:style-name="Таблица3.A2" office:value-type="string">
            <text:p text:style-name="P9">Комментарий</text:p>
          </table:table-cell>
        </table:table-row>
        <table:table-row>
          <table:table-cell table:style-name="Таблица3.A4" office:value-type="string">
            <text:p text:style-name="P11"><text:span text:style-name="T2">1</text:span>.<text:span text:style-name="T2">2</text:span></text:p>
          </table:table-cell>
          <table:table-cell table:style-name="Таблица3.A4" office:value-type="string">
            <text:p text:style-name="P11">Концепция подготовки финансовой отчетности установлена</text:p>
          </table:table-cell>
          <table:table-cell table:style-name="Таблица3.A4" office:value-type="string">
            <text:p text:style-name="P10">X</text:p>
          </table:table-cell>
          <table:table-cell table:style-name="Таблица3.A2" office:value-type="string">
            <text:p text:style-name="P10">X</text:p>
          </table:table-cell>
        </table:table-row>
        <table:table-row>
          <table:table-cell table:style-name="Таблица3.A4" office:value-type="string">
            <text:p text:style-name="P11"><text:span text:style-name="T2">1.</text:span>2.1</text:p>
          </table:table-cell>
          <table:table-cell table:style-name="Таблица3.A4" office:value-type="string">
            <text:p text:style-name="P11">законами или нормативными актами <text:span text:style-name="T5">или</text:span></text:p>
          </table:table-cell>
          <table:table-cell table:style-name="Таблица3.A4" office:value-type="string">
            <text:p text:style-name="P11">Да</text:p>
          </table:table-cell>
          <table:table-cell table:style-name="Таблица3.A2" office:value-type="string">
            <text:p text:style-name="P11"/>
          </table:table-cell>
        </table:table-row>
        <table:table-row>
          <table:table-cell table:style-name="Таблица3.A4" office:value-type="string">
            <text:p text:style-name="P11"><text:span text:style-name="T2">1.</text:span>2.2</text:p>
          </table:table-cell>
          <table:table-cell table:style-name="Таблица3.A4" office:value-type="string">
            <text:p text:style-name="P11">уполномоченной или признанной организацией по разработке стандартов финансовой отчетности <text:span text:style-name="T5">или</text:span></text:p>
          </table:table-cell>
          <table:table-cell table:style-name="Таблица3.A4" office:value-type="string">
            <text:p text:style-name="P11">---</text:p>
          </table:table-cell>
          <table:table-cell table:style-name="Таблица3.A2" office:value-type="string">
            <text:p text:style-name="P11">Указать организацию, которой установлены стандарты</text:p>
          </table:table-cell>
        </table:table-row>
        <table:table-row>
          <table:table-cell table:style-name="Таблица3.A4" office:value-type="string">
            <text:p text:style-name="P11"><text:span text:style-name="T2">1.</text:span>2.3</text:p>
          </table:table-cell>
          <table:table-cell table:style-name="Таблица3.A4" office:value-type="string">
            <text:p text:style-name="P11">применяются сложившиеся приемы учета и составления финансовой отчетности <text:span text:style-name="T5">или</text:span></text:p>
          </table:table-cell>
          <table:table-cell table:style-name="Таблица3.A4" office:value-type="string">
            <text:p text:style-name="P11">---</text:p>
          </table:table-cell>
          <table:table-cell table:style-name="Таблица3.A2" office:value-type="string">
            <text:p text:style-name="P11">Указать юрисдикцию, в которой сложились приемы учета</text:p>
          </table:table-cell>
        </table:table-row>
        <table:table-row>
          <table:table-cell table:style-name="Таблица3.A4" office:value-type="string">
            <text:p text:style-name="P11"><text:span text:style-name="T2">1.</text:span>2.4</text:p>
          </table:table-cell>
          <table:table-cell table:style-name="Таблица3.A4" office:value-type="string">
            <text:p text:style-name="P11">Иное</text:p>
          </table:table-cell>
          <table:table-cell table:style-name="Таблица3.A4" office:value-type="string">
            <text:p text:style-name="P11">---</text:p>
          </table:table-cell>
          <table:table-cell table:style-name="Таблица3.A2" office:value-type="string">
            <text:p text:style-name="P11">Пояснить</text:p>
          </table:table-cell>
        </table:table-row>
        <table:table-row>
          <table:table-cell table:style-name="Таблица3.A4" office:value-type="string">
            <text:p text:style-name="P11"><text:span text:style-name="T2">1.</text:span>3</text:p>
          </table:table-cell>
          <table:table-cell table:style-name="Таблица3.A4" office:value-type="string">
            <text:p text:style-name="P11">Дополнены ли стандарты финансовой отчетности, установленные соответствующей уполномоченной или признанной организацией по выработке стандартов, законами или нормативными актами?</text:p>
          </table:table-cell>
          <table:table-cell table:style-name="Таблица3.A4" office:value-type="string">
            <text:p text:style-name="P11">Заполняется, если ответ на 1.2.2, 1.2.3 «ДА»</text:p>
          </table:table-cell>
          <table:table-cell table:style-name="Таблица3.A2" office:value-type="string">
            <text:p text:style-name="P11">Если ответ ДА, выполнить Процедуру 7.</text:p>
          </table:table-cell>
        </table:table-row>
        <table:table-row>
          <table:table-cell table:style-name="Таблица3.A4" office:value-type="string">
            <text:p text:style-name="P11">1.4</text:p>
          </table:table-cell>
          <table:table-cell table:style-name="Таблица3.A4" office:value-type="string">
            <text:p text:style-name="P11">Характер аудируемой организации (коммерческая, государственный сектор, некоммерческая и т.п.)</text:p>
          </table:table-cell>
          <table:table-cell table:style-name="Таблица3.A4" office:value-type="string">
            <text:p text:style-name="P11">Коммерческая</text:p>
          </table:table-cell>
          <table:table-cell table:style-name="Таблица3.A2" office:value-type="string">
            <text:p text:style-name="P11"/>
          </table:table-cell>
        </table:table-row>
        <table:table-row>
          <table:table-cell table:style-name="Таблица3.A4" office:value-type="string">
            <text:p text:style-name="P11">1.5</text:p>
          </table:table-cell>
          <table:table-cell table:style-name="Таблица3.A4" office:value-type="string">
            <text:p text:style-name="P11">Характер финансовой отчетности (полный комплект, единственный финансовый отчет и т.п.)</text:p>
          </table:table-cell>
          <table:table-cell table:style-name="Таблица3.A4" office:value-type="string">
            <text:p text:style-name="P11">Полный комплект</text:p>
          </table:table-cell>
          <table:table-cell table:style-name="Таблица3.A2" office:value-type="string">
            <text:p text:style-name="P11"/>
          </table:table-cell>
        </table:table-row>
        <table:table-row>
          <table:table-cell table:style-name="Таблица3.A4" office:value-type="string">
            <text:p text:style-name="P10">1.6</text:p>
          </table:table-cell>
          <table:table-cell table:style-name="Таблица3.A4" office:value-type="string">
            <text:p text:style-name="P11">Характеристика применяемой концепции</text:p>
          </table:table-cell>
          <table:table-cell table:style-name="Таблица3.A4" office:value-type="string">
            <text:p text:style-name="P10">X</text:p>
          </table:table-cell>
          <table:table-cell table:style-name="Таблица3.A2" office:value-type="string">
            <text:p text:style-name="P10">X</text:p>
          </table:table-cell>
        </table:table-row>
        <table:table-row>
          <table:table-cell table:style-name="Таблица3.A4" office:value-type="string">
            <text:p text:style-name="P11">1.<text:span text:style-name="T2">6</text:span>.<text:span text:style-name="T2">1</text:span></text:p>
          </table:table-cell>
          <table:table-cell table:style-name="Таблица3.A4" office:value-type="string">
            <text:p text:style-name="P11">Концепция является концепцией подготовки финансовой отчетности общего или специального назначения?</text:p>
          </table:table-cell>
          <table:table-cell table:style-name="Таблица3.A4" office:value-type="string">
            <text:p text:style-name="P11">Общего</text:p>
          </table:table-cell>
          <table:table-cell table:style-name="Таблица3.A2" office:value-type="string">
            <text:p text:style-name="P11">Для концепции специального назначения выполнить процедуры в РД-МСА800 </text:p>
          </table:table-cell>
        </table:table-row>
        <table:table-row>
          <table:table-cell table:style-name="Таблица3.A4" office:value-type="string">
            <text:p text:style-name="P11">1.<text:span text:style-name="T2">6</text:span>.<text:span text:style-name="T2">2</text:span></text:p>
          </table:table-cell>
          <table:table-cell table:style-name="Таблица3.A4" office:value-type="string">
            <text:p text:style-name="P11">Информация в отчетности должна быть значимой, т.е. удовлетворять потребности пользователей?</text:p>
          </table:table-cell>
          <table:table-cell table:style-name="Таблица3.A4" office:value-type="string">
            <text:p text:style-name="P11">Да</text:p>
          </table:table-cell>
          <table:table-cell table:style-name="Таблица3.A2" office:value-type="string">
            <text:p text:style-name="P11">402-ФЗ</text:p>
          </table:table-cell>
        </table:table-row>
        <table:table-row>
          <table:table-cell table:style-name="Таблица3.A4" office:value-type="string">
            <text:p text:style-name="P11">1.6.3</text:p>
          </table:table-cell>
          <table:table-cell table:style-name="Таблица3.A4" office:value-type="string">
            <text:p text:style-name="P11">Информация в отчетности должна быть полной?</text:p>
          </table:table-cell>
          <table:table-cell table:style-name="Таблица3.A4" office:value-type="string">
            <text:p text:style-name="P11">Да</text:p>
          </table:table-cell>
          <table:table-cell table:style-name="Таблица3.A2" office:value-type="string">
            <text:p text:style-name="P11">ПБУ 1/2008</text:p>
          </table:table-cell>
        </table:table-row>
        <table:table-row>
          <table:table-cell table:style-name="Таблица3.A4" office:value-type="string">
            <text:p text:style-name="P11">1.6.4</text:p>
          </table:table-cell>
          <table:table-cell table:style-name="Таблица3.A4" office:value-type="string">
            <text:p text:style-name="P11">Информация в отчетности должна быть надежной, т.е. отражает экономическую сущность операций и позволяет последовательно получить ожидаемые оценки на базе <text:soft-page-break/>этой информации?</text:p>
          </table:table-cell>
          <table:table-cell table:style-name="Таблица3.A4" office:value-type="string">
            <text:p text:style-name="P11">Да</text:p>
          </table:table-cell>
          <table:table-cell table:style-name="Таблица3.A2" office:value-type="string">
            <text:p text:style-name="P11">ПБУ 1/2008</text:p>
          </table:table-cell>
        </table:table-row>
        <table:table-row>
          <table:table-cell table:style-name="Таблица3.A4" office:value-type="string">
            <text:p text:style-name="P11">1.6.5</text:p>
          </table:table-cell>
          <table:table-cell table:style-name="Таблица3.A4" office:value-type="string">
            <text:p text:style-name="P11">Информация в отчетности должна быть нейтральной, т.е. свободна от предвзятости?</text:p>
          </table:table-cell>
          <table:table-cell table:style-name="Таблица3.A4" office:value-type="string">
            <text:p text:style-name="P11">Да</text:p>
          </table:table-cell>
          <table:table-cell table:style-name="Таблица3.A2" office:value-type="string">
            <text:p text:style-name="P11">ПБУ 4/99</text:p>
          </table:table-cell>
        </table:table-row>
        <table:table-row>
          <table:table-cell table:style-name="Таблица3.A4" office:value-type="string">
            <text:p text:style-name="P11">1.6.6</text:p>
          </table:table-cell>
          <table:table-cell table:style-name="Таблица3.A4" office:value-type="string">
            <text:p text:style-name="P11">Информация в отчетности должна быть понятной, т.е. представлена ясно и всесторонне и не предполагает возможности значительных различий при ее толковании?</text:p>
          </table:table-cell>
          <table:table-cell table:style-name="Таблица3.A4" office:value-type="string">
            <text:p text:style-name="P11">Да</text:p>
          </table:table-cell>
          <table:table-cell table:style-name="Таблица3.A2" office:value-type="string">
            <text:p text:style-name="P11">ПБУ 4/99</text:p>
          </table:table-cell>
        </table:table-row>
        <table:table-row>
          <table:table-cell table:style-name="Таблица3.A4" office:value-type="string">
            <text:p text:style-name="P11">1.6.7</text:p>
          </table:table-cell>
          <table:table-cell table:style-name="Таблица3.A4" office:value-type="string">
            <text:p text:style-name="P11">Обеспечение достоверного представления финансовой отчетности может потребовать от руководства раскрытия информации в большем объеме, чем предусмотрено этой концепцией?</text:p>
          </table:table-cell>
          <table:table-cell table:style-name="Таблица3.A4" office:value-type="string">
            <text:p text:style-name="P11">Да</text:p>
          </table:table-cell>
          <table:table-cell table:style-name="Таблица3.A2" office:value-type="string">
            <text:p text:style-name="P11">ПБУ 4/99</text:p>
          </table:table-cell>
        </table:table-row>
        <table:table-row>
          <table:table-cell table:style-name="Таблица3.A4" office:value-type="string">
            <text:p text:style-name="P11">1.6.8</text:p>
          </table:table-cell>
          <table:table-cell table:style-name="Таблица3.A4" office:value-type="string">
            <text:p text:style-name="P11">Может ли от руководства потребоваться отступление от требований концепции, чтобы обеспечить достоверное представление финансовой отчетности, как правило в исключительно редких обстоятельствах? </text:p>
          </table:table-cell>
          <table:table-cell table:style-name="Таблица3.A4" office:value-type="string">
            <text:p text:style-name="P11">Да</text:p>
          </table:table-cell>
          <table:table-cell table:style-name="Таблица3.A2" office:value-type="string">
            <text:p text:style-name="P11">ПБУ 4/99</text:p>
          </table:table-cell>
        </table:table-row>
        <table:table-row>
          <table:table-cell table:style-name="Таблица3.A4" office:value-type="string">
            <text:p text:style-name="P11">1.6.8</text:p>
          </table:table-cell>
          <table:table-cell table:style-name="Таблица3.A4" office:value-type="string">
            <text:p text:style-name="P11">Концепция является «концепцией достоверного представления» или «концепцией соответствия»?</text:p>
          </table:table-cell>
          <table:table-cell table:style-name="Таблица3.A4" office:value-type="string">
            <text:p text:style-name="P11">Концепцией достоверного представления</text:p>
          </table:table-cell>
          <table:table-cell table:style-name="Таблица3.A2" office:value-type="string">
            <text:p text:style-name="P11"/>
          </table:table-cell>
        </table:table-row>
      </table:table>
      <text:p text:style-name="P2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20"><text:span text:style-name="T5">ВЫВОД</text:span>: КОНЦЕПЦИЯ ЯВЛЯЕТСЯ</text:p>
          </table:table-cell>
          <table:table-cell table:style-name="Таблица4.B1" office:value-type="string">
            <text:p text:style-name="P20">V</text:p>
          </table:table-cell>
          <table:table-cell table:style-name="Таблица4.C1" office:value-type="string">
            <text:p text:style-name="P20">ПРИЕМЛЕМОЙ</text:p>
          </table:table-cell>
          <table:table-cell table:style-name="Таблица4.B1" office:value-type="string">
            <text:p text:style-name="P20">-</text:p>
          </table:table-cell>
          <table:table-cell table:style-name="Таблица4.C1" office:value-type="string">
            <text:p text:style-name="P20">НЕ ПРИЕМЛЕМОЙ</text:p>
          </table:table-cell>
        </table:table-row>
      </table:table>
      <text:p text:style-name="P26">Если концепция не приемлема, выполнить процедуру 8.</text:p>
      <text:p text:style-name="P27"/>
      <text:p text:style-name="P27">Примечание. Термин «концепция достоверного представления» используется для обозначения концепции подготовки финансовой отчетности, которая предусматривает соответствие требованиям этой концепции: </text:p>
      <text:p text:style-name="P36">(i) признает в явной форме или подразумевает, что обеспечение достоверного представления финансовой отчетности может потребовать от руководства раскрытия информации в большем объеме, чем предусмотрено этой концепцией, или</text:p>
      <text:p text:style-name="P36">(ii) признает в явной форме, что от руководства может потребоваться отступление от требований концепции, чтобы обеспечить достоверное представление финансовой отчетности. Ожидается, что такие отступления могут потребоваться только в исключительно редких обстоятельствах.</text:p>
      <text:p text:style-name="P27">Термин «концепция соответствия» используется для обозначения концепции подготовки финансовой отчетности, которая предусматривает соответствие требованиям этой концепции, но не содержит утверждений, изложенных в пунктах (i) или (ii).</text:p>
      <text:p text:style-name="P27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3"/>
          </table:table-cell>
          <table:table-cell table:style-name="Таблица5.A1" office:value-type="string">
            <text:p text:style-name="P25">Выполнил</text:p>
          </table:table-cell>
          <table:table-cell table:style-name="Таблица5.C1" office:value-type="string">
            <text:p text:style-name="P25">Проверил</text:p>
          </table:table-cell>
        </table:table-row>
        <table:table-row>
          <table:table-cell table:style-name="Таблица5.A2" office:value-type="string">
            <text:p text:style-name="P24">Дата</text:p>
          </table:table-cell>
          <table:table-cell table:style-name="Таблица5.A2" office:value-type="string">
            <text:p text:style-name="P22"/>
          </table:table-cell>
          <table:table-cell table:style-name="Таблица5.C2" office:value-type="string">
            <text:p text:style-name="P22"/>
          </table:table-cell>
        </table:table-row>
        <table:table-row>
          <table:table-cell table:style-name="Таблица5.A2" office:value-type="string">
            <text:p text:style-name="P24">ФИО</text:p>
          </table:table-cell>
          <table:table-cell table:style-name="Таблица5.A2" office:value-type="string">
            <text:p text:style-name="P22"/>
          </table:table-cell>
          <table:table-cell table:style-name="Таблица5.C2" office:value-type="string">
            <text:p text:style-name="P22"/>
          </table:table-cell>
        </table:table-row>
        <table:table-row>
          <table:table-cell table:style-name="Таблица5.A2" office:value-type="string">
            <text:p text:style-name="P24">Подпись</text:p>
          </table:table-cell>
          <table:table-cell table:style-name="Таблица5.A2" office:value-type="string">
            <text:p text:style-name="P22"/>
          </table:table-cell>
          <table:table-cell table:style-name="Таблица5.C2" office:value-type="string">
            <text:p text:style-name="P22"/>
          </table:table-cell>
        </table:table-row>
      </table:table>
      <text:p text:style-name="P27"/>
      <text:p text:style-name="P46">Процедура 2. Подтверждение получения согласия руководства о том, что оно подтверждает и осознает свою ответственность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table:number-columns-spanned="3" office:value-type="string">
            <text:p text:style-name="P2">Получено ли согласие руководства о том, что оно подтверждает и осознает свою ответственность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9">Ответственность</text:p>
          </table:table-cell>
          <table:table-cell table:style-name="Таблица6.A2" office:value-type="string">
            <text:p text:style-name="P9">Да/Нет</text:p>
          </table:table-cell>
          <table:table-cell table:style-name="Таблица6.C2" office:value-type="string">
            <text:p text:style-name="P9">Комментарий</text:p>
          </table:table-cell>
        </table:table-row>
        <table:table-row>
          <table:table-cell table:style-name="Таблица6.A2" office:value-type="string">
            <text:p text:style-name="P11">(i) за подготовку финансовой отчетности в соответствии с применимой концепцией подготовки финансовой отчетности, включая, где это уместно, ее достоверное представление</text:p>
          </table:table-cell>
          <table:table-cell table:style-name="Таблица6.A2" office:value-type="string">
            <text:p text:style-name="P11">Да</text:p>
          </table:table-cell>
          <table:table-cell table:style-name="Таблица6.C2" office:value-type="string">
            <text:p text:style-name="P11">Путем направления проекта договора и обсуждения его с руководство</text:p>
          </table:table-cell>
        </table:table-row>
        <table:table-row>
          <table:table-cell table:style-name="Таблица6.A2" office:value-type="string">
            <text:p text:style-name="P11">(ii) за такой внутренний контроль, который руководство считает необходимым для того, чтобы обеспечить подготовку финансовой отчетности, свободной от существенного искажения как по причине недобросовестных действий, так и вследствие ошибки</text:p>
          </table:table-cell>
          <table:table-cell table:style-name="Таблица6.A2" office:value-type="string">
            <text:p text:style-name="P11">Да</text:p>
          </table:table-cell>
          <table:table-cell table:style-name="Таблица6.C2" office:value-type="string">
            <text:p text:style-name="P11">Путем направления проекта договора и обсуждения его с руководство</text:p>
          </table:table-cell>
        </table:table-row>
        <table:table-row>
          <table:table-cell table:style-name="Таблица6.A2" office:value-type="string">
            <text:p text:style-name="P11">(iii) за то, чтобы обеспечить аудитора:</text:p>
          </table:table-cell>
          <table:table-cell table:style-name="Таблица6.A2" office:value-type="string">
            <text:p text:style-name="P12">X</text:p>
          </table:table-cell>
          <table:table-cell table:style-name="Таблица6.C2" office:value-type="string">
            <text:p text:style-name="P13"/>
          </table:table-cell>
        </table:table-row>
        <table:table-row>
          <table:table-cell table:style-name="Таблица6.A2" office:value-type="string">
            <text:p text:style-name="P11">доступом ко всей информации, о которой известно [руководству] и которая имеет значение для подготовки финансовой отчетности, например, к данным бухгалтерского учета, документации и прочим сведениям;</text:p>
          </table:table-cell>
          <table:table-cell table:style-name="Таблица6.A2" office:value-type="string">
            <text:p text:style-name="P11">Да</text:p>
          </table:table-cell>
          <table:table-cell table:style-name="Таблица6.C2" office:value-type="string">
            <text:p text:style-name="P11">Путем направления проекта договора и обсуждения его с руководство</text:p>
          </table:table-cell>
        </table:table-row>
        <table:table-row>
          <table:table-cell table:style-name="Таблица6.A2" office:value-type="string">
            <text:p text:style-name="P11">дополнительной информацией, которую аудитор может запросить у [руководства] для целей аудита;</text:p>
          </table:table-cell>
          <table:table-cell table:style-name="Таблица6.A2" office:value-type="string">
            <text:p text:style-name="P11">Да</text:p>
          </table:table-cell>
          <table:table-cell table:style-name="Таблица6.C2" office:value-type="string">
            <text:p text:style-name="P11">Путем направления проекта договора и обсуждения его с руководство</text:p>
          </table:table-cell>
        </table:table-row>
        <table:table-row>
          <table:table-cell table:style-name="Таблица6.A2" office:value-type="string">
            <text:p text:style-name="P11">неограниченной возможностью информационного взаимодействия с лицами внутри организации, от которых аудитор считает необходимым получить аудиторские доказательства.</text:p>
          </table:table-cell>
          <table:table-cell table:style-name="Таблица6.A2" office:value-type="string">
            <text:p text:style-name="P11">Да</text:p>
          </table:table-cell>
          <table:table-cell table:style-name="Таблица6.C2" office:value-type="string">
            <text:p text:style-name="P11">Путем направления проекта договора и обсуждения его с руководство</text:p>
          </table:table-cell>
        </table:table-row>
      </table:table>
      <text:p text:style-name="P27"> 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8">ВЫВОД. ПОДТВЕРЖДЕНИЕ СОГЛАСИЯ РУКОВОДСТВА</text:p>
          </table:table-cell>
          <table:table-cell table:style-name="Таблица7.B1" office:value-type="string">
            <text:p text:style-name="P18">V</text:p>
          </table:table-cell>
          <table:table-cell table:style-name="Таблица7.C1" office:value-type="string">
            <text:p text:style-name="P20">ПОЛУЧЕНО</text:p>
          </table:table-cell>
          <table:table-cell table:style-name="Таблица7.B1" office:value-type="string">
            <text:p text:style-name="P18">-</text:p>
          </table:table-cell>
          <table:table-cell table:style-name="Таблица7.C1" office:value-type="string">
            <text:p text:style-name="P20">НЕ ПОЛУЧЕНО</text:p>
          </table:table-cell>
        </table:table-row>
      </table:table>
      <text:p text:style-name="P15"> 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21"> </text:p>
          </table:table-cell>
          <table:table-cell table:style-name="Таблица8.A1" office:value-type="string">
            <text:p text:style-name="P19">Выполнил</text:p>
          </table:table-cell>
          <table:table-cell table:style-name="Таблица8.C1" office:value-type="string">
            <text:p text:style-name="P19">Проверил</text:p>
          </table:table-cell>
        </table:table-row>
        <table:table-row>
          <table:table-cell table:style-name="Таблица8.A2" office:value-type="string">
            <text:p text:style-name="P18">Дата</text:p>
          </table:table-cell>
          <table:table-cell table:style-name="Таблица8.A2" office:value-type="string">
            <text:p text:style-name="P20"/>
          </table:table-cell>
          <table:table-cell table:style-name="Таблица8.C2" office:value-type="string">
            <text:p text:style-name="P20"/>
          </table:table-cell>
        </table:table-row>
        <table:table-row>
          <table:table-cell table:style-name="Таблица8.A2" office:value-type="string">
            <text:p text:style-name="P18">ФИО</text:p>
          </table:table-cell>
          <table:table-cell table:style-name="Таблица8.A2" office:value-type="string">
            <text:p text:style-name="P20"/>
          </table:table-cell>
          <table:table-cell table:style-name="Таблица8.C2" office:value-type="string">
            <text:p text:style-name="P20"/>
          </table:table-cell>
        </table:table-row>
        <table:table-row>
          <table:table-cell table:style-name="Таблица8.A2" office:value-type="string">
            <text:p text:style-name="P18">Подпись</text:p>
          </table:table-cell>
          <table:table-cell table:style-name="Таблица8.A2" office:value-type="string">
            <text:p text:style-name="P20"/>
          </table:table-cell>
          <table:table-cell table:style-name="Таблица8.C2" office:value-type="string">
            <text:p text:style-name="P20"/>
          </table:table-cell>
        </table:table-row>
      </table:table>
      <text:p text:style-name="P47">Процедура 3. Определение достигнуто ли между аудитором и руководством и, если уместно, лицами, отвечающими за корпоративное управление, единого понимания условий аудиторского задания?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2">№</text:p>
          </table:table-cell>
          <table:table-cell table:style-name="Таблица9.A1" office:value-type="string">
            <text:p text:style-name="P9">Условия задания</text:p>
          </table:table-cell>
          <table:table-cell table:style-name="Таблица9.C1" office:value-type="string">
            <text:p text:style-name="P9">Ответ</text:p>
          </table:table-cell>
        </table:table-row>
        <table:table-row>
          <table:table-cell table:style-name="Таблица9.A2" office:value-type="string">
            <text:p text:style-name="P11">2.1</text:p>
          </table:table-cell>
          <table:table-cell table:style-name="Таблица9.A2" office:value-type="string">
            <text:p text:style-name="P11">цель и объем аудита финансовой отчетности (описание объема аудита ? ссылку на применимое законодательство, нормативные акты, Международные стандарты аудита, этические и другие стандарты профессиональных организаций, которые соблюдает аудитор)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2</text:p>
          </table:table-cell>
          <table:table-cell table:style-name="Таблица9.A2" office:value-type="string">
            <text:p text:style-name="P11">обязанности аудитора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3</text:p>
          </table:table-cell>
          <table:table-cell table:style-name="Таблица9.A2" office:value-type="string">
            <text:p text:style-name="P11">обязанности руководства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4</text:p>
          </table:table-cell>
          <table:table-cell table:style-name="Таблица9.A2" office:value-type="string">
            <text:p text:style-name="P11">указание на применимую концепцию подготовки финансовой отчетности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5</text:p>
          </table:table-cell>
          <table:table-cell table:style-name="Таблица9.A2" office:value-type="string">
            <text:p text:style-name="P11">описание предполагаемой формы и содержания заключений и отчетов, которые должен выпустить аудитор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6</text:p>
          </table:table-cell>
          <table:table-cell table:style-name="Таблица9.A2" office:value-type="string">
            <text:p text:style-name="P11">заявление о том, что могут существовать такие обстоятельства, при которых заключение или отчет аудитора могут отличаться от ожидаемого по форме и содержанию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7</text:p>
          </table:table-cell>
          <table:table-cell table:style-name="Таблица9.A2" office:value-type="string">
            <text:p text:style-name="P11">тот факт, что в силу неотъемлемых ограничений, присущих аудиту, в сочетании с неотъемлемыми ограничениями, присущими системам внутреннего контроля, существует неизбежный риск того, что некоторые существенные искажения могут остаться невыявленными, несмотря на надлежащее планирование и проведение аудита в соответствии с Международными стандартами аудита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8</text:p>
          </table:table-cell>
          <table:table-cell table:style-name="Таблица9.A2" office:value-type="string">
            <text:p text:style-name="P11">ожидание того, что руководство предоставит письменные заявления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9</text:p>
          </table:table-cell>
          <table:table-cell table:style-name="Таблица9.A2" office:value-type="string">
            <text:p text:style-name="P11">согласие руководства предоставить аудитору проект финансовой отчетности и всей прочей сопутствующей информации вовремя, чтобы аудитор мог завершить выполнение аудита в соответствии с предлагаемым графиком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10</text:p>
          </table:table-cell>
          <table:table-cell table:style-name="Таблица9.A2" office:value-type="string">
            <text:p text:style-name="P11">согласие руководства информировать аудитора о фактах, которые могут оказать влияние на финансовую отчетность и о которых руководству может стать известно в период между датой аудиторского заключения и датой выпуска финансовой отчетности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11</text:p>
          </table:table-cell>
          <table:table-cell table:style-name="Таблица9.A2" office:value-type="string">
            <text:p text:style-name="P11">основу расчета стоимости услуг</text:p>
          </table:table-cell>
          <table:table-cell table:style-name="Таблица9.C2" office:value-type="string">
            <text:p text:style-name="P11">---<text:soft-page-break/></text:p>
          </table:table-cell>
        </table:table-row>
        <table:table-row>
          <table:table-cell table:style-name="Таблица9.A2" office:value-type="string">
            <text:p text:style-name="P11">2.12</text:p>
          </table:table-cell>
          <table:table-cell table:style-name="Таблица9.A2" office:value-type="string">
            <text:p text:style-name="P11">порядок выставления счетов (оплаты услуг)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13</text:p>
          </table:table-cell>
          <table:table-cell table:style-name="Таблица9.A2" office:value-type="string">
            <text:p text:style-name="P11">договоренности относительно участия других аудиторов и специалистов в некоторых аспектах выполнения аудита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14</text:p>
          </table:table-cell>
          <table:table-cell table:style-name="Таблица9.A2" office:value-type="string">
            <text:p text:style-name="P11">договоренности относительно участия внутренних аудиторов и других сотрудников аудируемой организации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  <table:table-row>
          <table:table-cell table:style-name="Таблица9.A2" office:value-type="string">
            <text:p text:style-name="P11">2.15</text:p>
          </table:table-cell>
          <table:table-cell table:style-name="Таблица9.A2" office:value-type="string">
            <text:p text:style-name="P11">договоренности, которые необходимо достичь с предшествующим аудитором, если таковой существовал, в случае аудита организации, проводимого впервые данным аудитором</text:p>
          </table:table-cell>
          <table:table-cell table:style-name="Таблица9.C2" office:value-type="string">
            <text:p text:style-name="P11">Не требуется</text:p>
          </table:table-cell>
        </table:table-row>
        <table:table-row>
          <table:table-cell table:style-name="Таблица9.A2" office:value-type="string">
            <text:p text:style-name="P11">2.16</text:p>
          </table:table-cell>
          <table:table-cell table:style-name="Таблица9.A2" office:value-type="string">
            <text:p text:style-name="P11">любые ограничения ответственности аудитора, когда существует такая возможность</text:p>
          </table:table-cell>
          <table:table-cell table:style-name="Таблица9.C2" office:value-type="string">
            <text:p text:style-name="P11">---</text:p>
          </table:table-cell>
        </table:table-row>
        <table:table-row>
          <table:table-cell table:style-name="Таблица9.A2" office:value-type="string">
            <text:p text:style-name="P11">2.17</text:p>
          </table:table-cell>
          <table:table-cell table:style-name="Таблица9.A2" office:value-type="string">
            <text:p text:style-name="P11">ссылка на все дополнительные соглашения между аудитором и аудируемой организацией</text:p>
          </table:table-cell>
          <table:table-cell table:style-name="Таблица9.C2" office:value-type="string">
            <text:p text:style-name="P11">---</text:p>
          </table:table-cell>
        </table:table-row>
        <table:table-row>
          <table:table-cell table:style-name="Таблица9.A2" office:value-type="string">
            <text:p text:style-name="P11">2.18</text:p>
          </table:table-cell>
          <table:table-cell table:style-name="Таблица9.A2" office:value-type="string">
            <text:p text:style-name="P11">любые обязанности предоставления рабочих документов аудита сторонним лицам</text:p>
          </table:table-cell>
          <table:table-cell table:style-name="Таблица9.C2" office:value-type="string">
            <text:p text:style-name="P11">Согласовано в договоре, обсуждалось с руководством</text:p>
          </table:table-cell>
        </table:table-row>
      </table:table>
      <text:p text:style-name="P1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8">ВЫВОД. ЕДИНОЕ ПОНИМАНИЕ УСЛОВИЙ АУДИТОРСКОГО ЗАДАНИЯ</text:p>
          </table:table-cell>
          <table:table-cell table:style-name="Таблица10.B1" office:value-type="string">
            <text:p text:style-name="P18">V</text:p>
          </table:table-cell>
          <table:table-cell table:style-name="Таблица10.C1" office:value-type="string">
            <text:p text:style-name="P20">ДОСТИГНУТО</text:p>
          </table:table-cell>
          <table:table-cell table:style-name="Таблица10.B1" office:value-type="string">
            <text:p text:style-name="P18">-</text:p>
          </table:table-cell>
          <table:table-cell table:style-name="Таблица10.C1" office:value-type="string">
            <text:p text:style-name="P20">НЕ ДОСТИГНУТО</text:p>
          </table:table-cell>
        </table:table-row>
      </table:table>
      <text:p text:style-name="P1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21"/>
          </table:table-cell>
          <table:table-cell table:style-name="Таблица11.A1" office:value-type="string">
            <text:p text:style-name="P19">Выполнил</text:p>
          </table:table-cell>
          <table:table-cell table:style-name="Таблица11.C1" office:value-type="string">
            <text:p text:style-name="P19">Проверил</text:p>
          </table:table-cell>
        </table:table-row>
        <table:table-row>
          <table:table-cell table:style-name="Таблица11.A2" office:value-type="string">
            <text:p text:style-name="P18">Дата</text:p>
          </table:table-cell>
          <table:table-cell table:style-name="Таблица11.A2" office:value-type="string">
            <text:p text:style-name="P20"/>
          </table:table-cell>
          <table:table-cell table:style-name="Таблица11.C2" office:value-type="string">
            <text:p text:style-name="P20"/>
          </table:table-cell>
        </table:table-row>
        <table:table-row>
          <table:table-cell table:style-name="Таблица11.A2" office:value-type="string">
            <text:p text:style-name="P18">ФИО</text:p>
          </table:table-cell>
          <table:table-cell table:style-name="Таблица11.A2" office:value-type="string">
            <text:p text:style-name="P20"/>
          </table:table-cell>
          <table:table-cell table:style-name="Таблица11.C2" office:value-type="string">
            <text:p text:style-name="P20"/>
          </table:table-cell>
        </table:table-row>
        <table:table-row>
          <table:table-cell table:style-name="Таблица11.A2" office:value-type="string">
            <text:p text:style-name="P18">Подпись</text:p>
          </table:table-cell>
          <table:table-cell table:style-name="Таблица11.A2" office:value-type="string">
            <text:p text:style-name="P20"/>
          </table:table-cell>
          <table:table-cell table:style-name="Таблица11.C2" office:value-type="string">
            <text:p text:style-name="P20"/>
          </table:table-cell>
        </table:table-row>
      </table:table>
      <text:p text:style-name="P47">Процедура 4. Определение наличия ограничений объема работ в рамках аудита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P21">№</text:p>
          </table:table-cell>
          <table:table-cell table:style-name="Таблица12.A1" office:value-type="string">
            <text:p text:style-name="P19">Вопрос</text:p>
          </table:table-cell>
          <table:table-cell table:style-name="Таблица12.A1" office:value-type="string">
            <text:p text:style-name="P19">Ответ</text:p>
          </table:table-cell>
          <table:table-cell table:style-name="Таблица12.D1" office:value-type="string">
            <text:p text:style-name="P19">Комментарий</text:p>
          </table:table-cell>
        </table:table-row>
        <table:table-row>
          <table:table-cell table:style-name="Таблица12.A2" office:value-type="string">
            <text:p text:style-name="P20">3.1</text:p>
          </table:table-cell>
          <table:table-cell table:style-name="Таблица12.A2" office:value-type="string">
            <text:p text:style-name="P20">Накладывают ли руководство или лица, отвечающие за корпоративное управление, такое ограничение на объем работ, выполняемых аудитором, которое приведет к отказу от выражения мнения о финансовой отчетности?</text:p>
          </table:table-cell>
          <table:table-cell table:style-name="Таблица12.A2" office:value-type="string">
            <text:p text:style-name="P20">Нет</text:p>
          </table:table-cell>
          <table:table-cell table:style-name="Таблица12.D2" office:value-type="string">
            <text:p text:style-name="P20"/>
          </table:table-cell>
        </table:table-row>
        <table:table-row>
          <table:table-cell table:style-name="Таблица12.A2" office:value-type="string">
            <text:p text:style-name="P20">3.2</text:p>
          </table:table-cell>
          <table:table-cell table:style-name="Таблица12.A2" office:value-type="string">
            <text:p text:style-name="P20">Содержится ли требование в законах или нормативных актах о проведении задания при ограничении на объем работ, выполняемых аудитором, со стороны руководства или лица, отвечающего за корпоративное управление, в качестве варианта аудита?</text:p>
          </table:table-cell>
          <table:table-cell table:style-name="Таблица12.A2" office:value-type="string">
            <text:p text:style-name="P20">Не заполняется, если ответ на 3.1 «Нет»</text:p>
          </table:table-cell>
          <table:table-cell table:style-name="Таблица12.D2" office:value-type="string">
            <text:p text:style-name="P20"/>
          </table:table-cell>
        </table:table-row>
      </table:table>
      <text:p text:style-name="P27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8">ВЫВОД. ОГРАНИЧЕНИЯ НА ОБЪЕМ АУДИТА</text:p>
          </table:table-cell>
          <table:table-cell table:style-name="Таблица13.B1" office:value-type="string">
            <text:p text:style-name="P18">V</text:p>
          </table:table-cell>
          <table:table-cell table:style-name="Таблица13.C1" office:value-type="string">
            <text:p text:style-name="P20">НЕ ИМЕЮТСЯ</text:p>
          </table:table-cell>
          <table:table-cell table:style-name="Таблица13.B1" office:value-type="string">
            <text:p text:style-name="P18">-</text:p>
          </table:table-cell>
          <table:table-cell table:style-name="Таблица13.C1" office:value-type="string">
            <text:p text:style-name="P20"> ИМЕЮТСЯ</text:p>
          </table:table-cell>
        </table:table-row>
      </table:table>
      <text:p text:style-name="P2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21"/>
          </table:table-cell>
          <table:table-cell table:style-name="Таблица14.A1" office:value-type="string">
            <text:p text:style-name="P19">Выполнил</text:p>
          </table:table-cell>
          <table:table-cell table:style-name="Таблица14.C1" office:value-type="string">
            <text:p text:style-name="P19">Проверил</text:p>
          </table:table-cell>
        </table:table-row>
        <table:table-row>
          <table:table-cell table:style-name="Таблица14.A2" office:value-type="string">
            <text:p text:style-name="P18">Дата</text:p>
          </table:table-cell>
          <table:table-cell table:style-name="Таблица14.A2" office:value-type="string">
            <text:p text:style-name="P20"/>
          </table:table-cell>
          <table:table-cell table:style-name="Таблица14.C2" office:value-type="string">
            <text:p text:style-name="P20"/>
          </table:table-cell>
        </table:table-row>
        <table:table-row>
          <table:table-cell table:style-name="Таблица14.A2" office:value-type="string">
            <text:p text:style-name="P18">ФИО</text:p>
          </table:table-cell>
          <table:table-cell table:style-name="Таблица14.A2" office:value-type="string">
            <text:p text:style-name="P20"/>
          </table:table-cell>
          <table:table-cell table:style-name="Таблица14.C2" office:value-type="string">
            <text:p text:style-name="P20"/>
          </table:table-cell>
        </table:table-row>
        <table:table-row>
          <table:table-cell table:style-name="Таблица14.A2" office:value-type="string">
            <text:p text:style-name="P18">Подпись</text:p>
          </table:table-cell>
          <table:table-cell table:style-name="Таблица14.A2" office:value-type="string">
            <text:p text:style-name="P20"/>
          </table:table-cell>
          <table:table-cell table:style-name="Таблица14.C2" office:value-type="string">
            <text:p text:style-name="P20"/>
          </table:table-cell>
        </table:table-row>
      </table:table>
      <text:p text:style-name="P49">Процедура 5. Анализ формата аудиторского заключения.</text:p>
      <text:p text:style-name="P5">Процедура проводится, если формат аудиторского заключения установлен законом или нормативным актом.</text:p>
      <text:p text:style-name="P5">В России требования к содержанию аудиторского заключения установлены Федеральным законом от 30.12.2008 N 307-ФЗ "Об аудиторской деятельности".</text:p>
      <text:p text:style-name="P3">5.1. Анализ требований к аудиторскому заключению в соответствии с МСА и требованиям законодательства РФ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12">№</text:p>
          </table:table-cell>
          <table:table-cell table:style-name="Таблица15.A1" office:value-type="string">
            <text:p text:style-name="P9">Требование МСА</text:p>
          </table:table-cell>
          <table:table-cell table:style-name="Таблица15.C1" office:value-type="string">
            <text:p text:style-name="P9">Требование закона или НПА</text:p>
          </table:table-cell>
        </table:table-row>
        <table:table-row>
          <table:table-cell table:style-name="Таблица15.A2" office:value-type="string">
            <text:p text:style-name="P11">1</text:p>
          </table:table-cell>
          <table:table-cell table:style-name="Таблица15.A2" office:value-type="string">
            <text:p text:style-name="P11">Заголовок (МСА 700 п. 50 (<text:span text:style-name="T2">a</text:span>))</text:p>
          </table:table-cell>
          <table:table-cell table:style-name="Таблица15.C2" office:value-type="string">
            <text:p text:style-name="P11">наименование "Аудиторское заключение" (п.п. 1 п. 2 ст..6)</text:p>
          </table:table-cell>
        </table:table-row>
        <table:table-row>
          <table:table-cell table:style-name="Таблица15.A2" office:value-type="string">
            <text:p text:style-name="P11">2</text:p>
          </table:table-cell>
          <table:table-cell table:style-name="Таблица15.A2" office:value-type="string">
            <text:p text:style-name="P11">Адресат, как того требуют условия задания (МСА 700 п. 50 (<text:span text:style-name="T2">b</text:span>))</text:p>
          </table:table-cell>
          <table:table-cell table:style-name="Таблица15.C2" office:value-type="string">
            <text:p text:style-name="P11">указание адресата (акционеры акционерного общества, участники общества с ограниченной ответственностью, иные лица) (п.п. 2 п. 2 ст. 6)</text:p>
          </table:table-cell>
        </table:table-row>
        <table:table-row>
          <table:table-cell table:style-name="Таблица15.A2" office:value-type="string">
            <text:p text:style-name="P11">3</text:p>
          </table:table-cell>
          <table:table-cell table:style-name="Таблица15.A2" office:value-type="string">
            <text:p text:style-name="P11">Раздел «Мнение», в котором выражается мнение о финансовой отчетности и содержится указание на применимую концепцию подготовки финансовой отчетности, использованную для подготовки финансовой отчетности, включая указание на юрисдикцию, в которой принята соответствующая концепция подготовки финансовой отчетности, отличная от Международных стандартов финансовой отчетности или Международных стандартов финансовой отчетности для организаций государственного сектора (см. пункт 27)  (МСА 700 п. 50 (<text:span text:style-name="T2">c</text:span>))</text:p>
          </table:table-cell>
          <table:table-cell table:style-name="Таблица15.C2" office:value-type="string">
            <text:p text:style-name="P11">мнение аудиторской организации, индивидуального аудитора о достоверности бухгалтерской (финансовой) отчетности аудируемого лица с указанием обстоятельств, которые оказывают или могут оказать существенное влияние на достоверность такой отчетности (п.п. 7 п. 2 ст. 6)</text:p>
          </table:table-cell>
        </table:table-row>
        <table:table-row>
          <table:table-cell table:style-name="Таблица15.A2" office:value-type="string">
            <text:p text:style-name="P11">4</text:p>
          </table:table-cell>
          <table:table-cell table:style-name="Таблица15.A2" office:value-type="string">
            <text:p text:style-name="P11">Указание на финансовую отчетность организации, прошедшей аудит (МСА 700 п. 50 (<text:span text:style-name="T2">d</text:span>))</text:p>
          </table:table-cell>
          <table:table-cell table:style-name="Таблица15.C2" office:value-type="string">
            <text:p text:style-name="P11">перечень бухгалтерской (финансовой) отчетности, в отношении которой проводился аудит, с указанием периода, за который она составлена (п.п. 5 п. 2 ст. 6)</text:p>
          </table:table-cell>
        </table:table-row>
        <table:table-row>
          <table:table-cell table:style-name="Таблица15.A2" office:value-type="string">
            <text:p text:style-name="P11">5</text:p>
          </table:table-cell>
          <table:table-cell table:style-name="Таблица15.A2" office:value-type="string">
            <text:p text:style-name="P11">Заявление о независимости аудитора по отношению к организации согласно соответствующим этическим требованиям, применимым к аудиту, и выполнении им прочих этических обязанностей в соответствии с данными требованиями. Это заявление должно указывать на юрисдикцию, в которой приняты соответствующие этические требования, или содержать ссылку на Кодекс СМСЭБ (МСА 700 п. 50 (<text:span text:style-name="T2">e</text:span>))</text:p>
          </table:table-cell>
          <table:table-cell table:style-name="Таблица15.C2" office:value-type="string">
            <text:p text:style-name="P11"/>
          </table:table-cell>
        </table:table-row>
        <table:table-row>
          <table:table-cell table:style-name="Таблица15.A2" office:value-type="string">
            <text:p text:style-name="P11">6</text:p>
          </table:table-cell>
          <table:table-cell table:style-name="Таблица15.A2" office:value-type="string">
            <text:p text:style-name="P11">Раздел, предусмотренный требованиями к составлению аудиторского заключения, изложенными в пункте 22 МСА 570 (пересмотренного), который не противоречит этим требованиям, если применимо (МСА 700 п. 50 (<text:span text:style-name="T2">f</text:span>))</text:p>
          </table:table-cell>
          <table:table-cell table:style-name="Таблица15.C2" office:value-type="string">
            <text:p text:style-name="P11"/>
          </table:table-cell>
        </table:table-row>
        <text:soft-page-break/>
        <table:table-row>
          <table:table-cell table:style-name="Таблица15.A2" office:value-type="string">
            <text:p text:style-name="P11">7</text:p>
          </table:table-cell>
          <table:table-cell table:style-name="Таблица15.A2" office:value-type="string">
            <text:p text:style-name="P11">Раздел «Основание для выражения мнения с оговоркой (или отрицательного мнения)», предусмотренный требованиями к составлению аудиторского заключения, изложенными в пункте 23 МСА 570 (пересмотренного), который не противоречит этим требованиям, если применимо (МСА 700 п. 50 (g))</text:p>
          </table:table-cell>
          <table:table-cell table:style-name="Таблица15.C2" office:value-type="string">
            <text:p text:style-name="P11"/>
          </table:table-cell>
        </table:table-row>
        <table:table-row>
          <table:table-cell table:style-name="Таблица15.A2" office:value-type="string">
            <text:p text:style-name="P11">8</text:p>
          </table:table-cell>
          <table:table-cell table:style-name="Таблица15.A2" office:value-type="string">
            <text:p text:style-name="P11">Раздел, который содержит информацию в соответствии с требованиями МСА 701 или дополнительную информацию об аудите, предписанную законом или нормативным актом, и который отражает требования к составлению заключений, предусмотренные этим стандартом, и не противоречит данным требованиям, если применимо (см. пункты A72–A75) (МСА 700 п. 50 (h))</text:p>
          </table:table-cell>
          <table:table-cell table:style-name="Таблица15.C2" office:value-type="string">
            <text:p text:style-name="P11"/>
          </table:table-cell>
        </table:table-row>
        <table:table-row>
          <table:table-cell table:style-name="Таблица15.A2" office:value-type="string">
            <text:p text:style-name="P11">9</text:p>
          </table:table-cell>
          <table:table-cell table:style-name="Таблица15.A2" office:value-type="string">
            <text:p text:style-name="P11">Раздел, который отражает требования к составлению заключений, предусмотренные пунктом 24 МСА 720 (пересмотренного), и который не противоречит этим требованиям, если применимо </text:p>
          </table:table-cell>
          <table:table-cell table:style-name="Таблица15.C2" office:value-type="string">
            <text:p text:style-name="P11"/>
          </table:table-cell>
        </table:table-row>
        <table:table-row>
          <table:table-cell table:style-name="Таблица15.A2" office:value-type="string">
            <text:p text:style-name="P11">10</text:p>
          </table:table-cell>
          <table:table-cell table:style-name="Таблица15.A2" office:value-type="string">
            <text:p text:style-name="P11">Описание ответственности руководства за подготовку финансовой отчетности и определение лиц, ответственных за осуществление надзора за процессом составления финансовой отчетности, которое отражает требования пунктов 33–36 и не противоречит им (МСА 700 п. 50 (<text:span text:style-name="T2">j</text:span>))</text:p>
          </table:table-cell>
          <table:table-cell table:style-name="Таблица15.C2" office:value-type="string">
            <text:p text:style-name="P11">распределение ответственности в отношении указанной бухгалтерской (финансовой) отчетности между аудируемым лицом и аудиторской организацией, индивидуальным аудитором (п.п. 5 п. 2 ст. 6)</text:p>
          </table:table-cell>
        </table:table-row>
        <table:table-row>
          <table:table-cell table:style-name="Таблица15.A2" office:value-type="string">
            <text:p text:style-name="P10">11</text:p>
          </table:table-cell>
          <table:table-cell table:style-name="Таблица15.A2" office:value-type="string">
            <text:p text:style-name="P11">Ссылка на Международные стандарты аудита, закон или нормативный акт и на описание ответственности аудитора за аудит финансовой отчетности, которое отражает требования пунктов 37–40 и не противоречит им (см. пункты A50–A53)</text:p>
          </table:table-cell>
          <table:table-cell table:style-name="Таблица15.C2" office:value-type="string">
            <text:p text:style-name="P11">распределение ответственности в отношении указанной бухгалтерской (финансовой) отчетности между аудируемым лицом и аудиторской организацией, индивидуальным аудитором (п.п. 5 п. 2 ст. 6)</text:p>
          </table:table-cell>
        </table:table-row>
        <table:table-row>
          <table:table-cell table:style-name="Таблица15.A2" office:value-type="string">
            <text:p text:style-name="P10">12</text:p>
          </table:table-cell>
          <table:table-cell table:style-name="Таблица15.A2" office:value-type="string">
            <text:p text:style-name="P11">Имя руководителя аудита в случае аудита полного комплекта финансовой отчетности общего назначения организаций, ценные бумаги которых допущены к организованным торгам, за исключением редких случаев, когда можно обоснованно ожидать, что такое раскрытие информации может создать угрозу личной безопасности</text:p>
          </table:table-cell>
          <table:table-cell table:style-name="Таблица15.C2" office:value-type="string">
            <text:p text:style-name="P11"> </text:p>
          </table:table-cell>
        </table:table-row>
        <table:table-row>
          <table:table-cell table:style-name="Таблица15.A2" office:value-type="string">
            <text:p text:style-name="P10">13</text:p>
          </table:table-cell>
          <table:table-cell table:style-name="Таблица15.A2" office:value-type="string">
            <text:p text:style-name="P11">Подпись аудитора</text:p>
          </table:table-cell>
          <table:table-cell table:style-name="Таблица15.C2" office:value-type="string">
            <text:p text:style-name="P11"> </text:p>
          </table:table-cell>
        </table:table-row>
        <table:table-row>
          <table:table-cell table:style-name="Таблица15.A2" office:value-type="string">
            <text:p text:style-name="P11">14</text:p>
          </table:table-cell>
          <table:table-cell table:style-name="Таблица15.A2" office:value-type="string">
            <text:p text:style-name="P11">Адрес аудитора</text:p>
          </table:table-cell>
          <table:table-cell table:style-name="Таблица15.C2" office:value-type="string">
            <text:p text:style-name="P11">сведения об аудиторской организации, индивидуальном аудиторе: наименование организации, фамилия, имя, отчество индивидуального аудитора, государственный регистрационный номер, место нахождения, наименование саморегулируемой организации аудиторов, членами которой являются указанные аудиторская организация или индивидуальный аудитор, номер в реестре аудиторов и аудиторских <text:soft-page-break/>организаций (п.п. 4 п. 2 ст. 6)</text:p>
          </table:table-cell>
        </table:table-row>
        <table:table-row>
          <table:table-cell table:style-name="Таблица15.A2" office:value-type="string">
            <text:p text:style-name="P11">15</text:p>
          </table:table-cell>
          <table:table-cell table:style-name="Таблица15.A2" office:value-type="string">
            <text:p text:style-name="P11">Дата аудиторского заключения</text:p>
          </table:table-cell>
          <table:table-cell table:style-name="Таблица15.C2" office:value-type="string">
            <text:p text:style-name="P11">указание даты заключения (п.п. 8 п. 2 ст. 6)</text:p>
          </table:table-cell>
        </table:table-row>
        <table:table-row>
          <table:table-cell table:style-name="Таблица15.A2" office:value-type="string">
            <text:p text:style-name="P11">16</text:p>
          </table:table-cell>
          <table:table-cell table:style-name="Таблица15.A2" office:value-type="string">
            <text:p text:style-name="P11"/>
          </table:table-cell>
          <table:table-cell table:style-name="Таблица15.C2" office:value-type="string">
            <text:p text:style-name="P11">сведения об аудируемом лице: наименование, государственный регистрационный номер, место нахождения (п.п. 3 п. 2 ст. 6)</text:p>
          </table:table-cell>
        </table:table-row>
        <table:table-row>
          <table:table-cell table:style-name="Таблица15.A2" office:value-type="string">
            <text:p text:style-name="P11">17</text:p>
          </table:table-cell>
          <table:table-cell table:style-name="Таблица15.A2" office:value-type="string">
            <text:p text:style-name="P11"/>
          </table:table-cell>
          <table:table-cell table:style-name="Таблица15.C2" office:value-type="string">
            <text:p text:style-name="P11">сведения о работе, выполненной аудиторской организацией, индивидуальным аудитором для выражения мнения о достоверности бухгалтерской (финансовой) отчетности аудируемого лица (объем аудита) (п.п. 6 п. 2 ст. 6)</text:p>
          </table:table-cell>
        </table:table-row>
        <table:table-row>
          <table:table-cell table:style-name="Таблица15.A2" office:value-type="string">
            <text:p text:style-name="P11">18</text:p>
          </table:table-cell>
          <table:table-cell table:style-name="Таблица15.A2" office:value-type="string">
            <text:p text:style-name="P11"/>
          </table:table-cell>
          <table:table-cell table:style-name="Таблица15.C2" office:value-type="string">
            <text:p text:style-name="P11">результаты проверки, проведенной аудиторской организацией, индивидуальным аудитором в соответствии с другими федеральными законами (п.п. 7.1 п. 2 ст. 6)</text:p>
          </table:table-cell>
        </table:table-row>
      </table:table>
      <text:p text:style-name="P15"/>
      <text:p text:style-name="P14">5.2. Оценка формата аудиторского заключения требованиям МСА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>
          <table:table-cell table:style-name="Таблица16.A1" office:value-type="string">
            <text:p text:style-name="P21">№</text:p>
          </table:table-cell>
          <table:table-cell table:style-name="Таблица16.A1" office:value-type="string">
            <text:p text:style-name="P19">Вопрос</text:p>
          </table:table-cell>
          <table:table-cell table:style-name="Таблица16.A1" office:value-type="string">
            <text:p text:style-name="P19">Ответ</text:p>
          </table:table-cell>
          <table:table-cell table:style-name="Таблица16.D1" office:value-type="string">
            <text:p text:style-name="P19">Комментарий</text:p>
          </table:table-cell>
        </table:table-row>
        <table:table-row>
          <table:table-cell table:style-name="Таблица16.A2" office:value-type="string">
            <text:p text:style-name="P11">1</text:p>
          </table:table-cell>
          <table:table-cell table:style-name="Таблица16.A2" office:value-type="string">
            <text:p text:style-name="P11">Установленные требования к аудиторскому заключению позволяют включить каждый из элементов, предусмотренных п.50 МСА 700?</text:p>
          </table:table-cell>
          <table:table-cell table:style-name="Таблица16.A2" office:value-type="string">
            <text:p text:style-name="P11">Да</text:p>
          </table:table-cell>
          <table:table-cell table:style-name="Таблица16.D2" office:value-type="string">
            <text:p text:style-name="P11"> </text:p>
          </table:table-cell>
        </table:table-row>
        <table:table-row>
          <table:table-cell table:style-name="Таблица16.A2" office:value-type="string">
            <text:p text:style-name="P11">2</text:p>
          </table:table-cell>
          <table:table-cell table:style-name="Таблица16.A2" office:value-type="string">
            <text:p text:style-name="P11">Требуемые формат или формулировки аудиторского заключения, установленные в России, значительно отличаются от требований Международных стандартов аудита?</text:p>
          </table:table-cell>
          <table:table-cell table:style-name="Таблица16.A2" office:value-type="string">
            <text:p text:style-name="P11">Нет</text:p>
          </table:table-cell>
          <table:table-cell table:style-name="Таблица16.D2" office:value-type="string">
            <text:p text:style-name="P11"> </text:p>
          </table:table-cell>
        </table:table-row>
        <table:table-row>
          <table:table-cell table:style-name="Таблица16.A2" office:value-type="string">
            <text:p text:style-name="P11">2.1</text:p>
          </table:table-cell>
          <table:table-cell table:style-name="Таблица16.A2" office:value-type="string">
            <text:p text:style-name="P11">Может ли возникнуть у пользователей неверное понимание той определенности, которую они почерпнут из аудита финансовой отчетности?</text:p>
          </table:table-cell>
          <table:table-cell table:style-name="Таблица16.A2" office:value-type="string">
            <text:p text:style-name="P11">Заполняется, если ответ на вопрос 2 – «ДА»</text:p>
          </table:table-cell>
          <table:table-cell table:style-name="Таблица16.D2" office:value-type="string">
            <text:p text:style-name="P11"> </text:p>
          </table:table-cell>
        </table:table-row>
        <table:table-row>
          <table:table-cell table:style-name="Таблица16.A2" office:value-type="string">
            <text:p text:style-name="P11">2.2</text:p>
          </table:table-cell>
          <table:table-cell table:style-name="Таблица16.A2" office:value-type="string">
            <text:p text:style-name="P20">Могут ли дополнительные пояснения в аудиторском заключении уменьшить возможное неверное понимание?</text:p>
            <text:p text:style-name="P11"> </text:p>
          </table:table-cell>
          <table:table-cell table:style-name="Таблица16.A2" office:value-type="string">
            <text:p text:style-name="P11">Заполняется, если ответ на вопрос 2.1 – «ДА»</text:p>
          </table:table-cell>
          <table:table-cell table:style-name="Таблица16.D2" office:value-type="string">
            <text:p text:style-name="P11"> </text:p>
          </table:table-cell>
        </table:table-row>
        <table:table-row>
          <table:table-cell table:style-name="Таблица16.A2" office:value-type="string">
            <text:p text:style-name="P11">2.3</text:p>
          </table:table-cell>
          <table:table-cell table:style-name="Таблица16.A2" office:value-type="string">
            <text:p text:style-name="P20">Аудитор обязан принять предложение о проведении аудита в силу закона или нормативного акта?</text:p>
          </table:table-cell>
          <table:table-cell table:style-name="Таблица16.A2" office:value-type="string">
            <text:p text:style-name="P11">Заполняется, если ответ на вопрос 2.2 – «НЕТ»</text:p>
          </table:table-cell>
          <table:table-cell table:style-name="Таблица16.D2" office:value-type="string">
            <text:p text:style-name="P11"> </text:p>
          </table:table-cell>
        </table:table-row>
      </table:table>
      <text:p text:style-name="P27"><text:span text:style-name="T10">Выводы</text:span>.</text:p>
      <text:p text:style-name="P27">Установленные требования к аудиторскому заключению позволяют включить каждый из элементов, предусмотренных п.50 МСА 700, следовательно, аудиторское заключение может содержать ссылку на Международные стандарты аудита.</text:p>
      <text:p text:style-name="P27"><text:soft-page-break/>Требуемые формат или формулировки аудиторского заключения, установленные в России, значительно не отличаются от требований Международных стандартов аудита, следовательно, не требуются дополнительные пояснения.</text:p>
      <text:p text:style-name="P27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21"/>
          </table:table-cell>
          <table:table-cell table:style-name="Таблица17.A1" office:value-type="string">
            <text:p text:style-name="P19">Выполнил</text:p>
          </table:table-cell>
          <table:table-cell table:style-name="Таблица17.C1" office:value-type="string">
            <text:p text:style-name="P19">Проверил</text:p>
          </table:table-cell>
        </table:table-row>
        <table:table-row>
          <table:table-cell table:style-name="Таблица17.A2" office:value-type="string">
            <text:p text:style-name="P18">Дата</text:p>
          </table:table-cell>
          <table:table-cell table:style-name="Таблица17.A2" office:value-type="string">
            <text:p text:style-name="P20"/>
          </table:table-cell>
          <table:table-cell table:style-name="Таблица17.C2" office:value-type="string">
            <text:p text:style-name="P20"/>
          </table:table-cell>
        </table:table-row>
        <table:table-row>
          <table:table-cell table:style-name="Таблица17.A2" office:value-type="string">
            <text:p text:style-name="P18">ФИО</text:p>
          </table:table-cell>
          <table:table-cell table:style-name="Таблица17.A2" office:value-type="string">
            <text:p text:style-name="P20"/>
          </table:table-cell>
          <table:table-cell table:style-name="Таблица17.C2" office:value-type="string">
            <text:p text:style-name="P20"/>
          </table:table-cell>
        </table:table-row>
        <table:table-row>
          <table:table-cell table:style-name="Таблица17.A2" office:value-type="string">
            <text:p text:style-name="P18">Подпись</text:p>
          </table:table-cell>
          <table:table-cell table:style-name="Таблица17.A2" office:value-type="string">
            <text:p text:style-name="P20"/>
          </table:table-cell>
          <table:table-cell table:style-name="Таблица17.C2" office:value-type="string">
            <text:p text:style-name="P20"/>
          </table:table-cell>
        </table:table-row>
      </table:table>
      <text:p text:style-name="P15"/>
      <text:p text:style-name="P47">Процедура 6. Определение приемлемости концепции подготовки финансовой отчетности.</text:p>
      <text:p text:style-name="P14">ВНИМАНИЕ! Разработка процедуры не завершена по причине невостребованности.</text:p>
      <text:p text:style-name="P27"/>
      <text:p text:style-name="P27">Процедура выполняется, если концепция принята руководством, и принятая концепция установлена уполномоченной или признанной организацией по разработке стандартов финансовой отчетности или применяются сложившиеся приемы учета и составления финансовой отчетности.</text:p>
      <text:p text:style-name="P28"> </text:p>
      <text:p text:style-name="P38">путем анализа того, присущи ли соответствующим сложившимся приемам учета те же признаки, которые обычно характерны для приемлемых концепций подготовки финансовой отчетности (см. пункт 3 ниже), или путем сравнения этих сложившихся приемов учета с требованиями существующей концепции подготовки финансовой отчетности, которая считается приемлемой (см. пункт 4 ниже).</text:p>
      <text:p text:style-name="P38">3. Приемлемые концепции подготовки финансовой отчетности обычно демонстрируют следующие свойства, в силу наличия которых информация, предоставленная в финансовой отчетности, является полезной для предполагаемых пользователей:</text:p>
      <text:p text:style-name="P41">(a)       значимость, состоящая в том, что информация, предоставленная в финансовой отчетности, имеет непосредственное отношение к характеру аудируемой организации и назначению финансовой отчетности.  Например, в случае с коммерческой организацией, которая готовит финансовую отчетность общего назначения, значимость оценивается в терминах той информации, которая необходима для удовлетворения общих информационных потребностей широкого круга пользователей при принятии ими экономических решений. Эти потребности обычно удовлетворяются путем представления финансового положения, финансовых результатов и движения денежных средств коммерческой организацией;</text:p>
      <text:p text:style-name="P41">(b)      полнота, состоящая в том, что никакие операции и события, остатки по счетам и раскрытие информации из тех, что могут оказать влияние на выводы, основанные на финансовой отчетности, не пропущены; </text:p>
      <text:p text:style-name="P41">(c)       надежность, состоящая в том, что информация, предоставленная в финансовой отчетности:</text:p>
      <text:p text:style-name="P43">(i)<text:span text:style-name="T9">          </text:span>там, где это применимо, отражает экономическую сущность событий и операций, а не только их юридическую форму; </text:p>
      <text:p text:style-name="P43">(ii)<text:span text:style-name="T9">        </text:span>приводит к получению, при пользовании ею в подобных обстоятельствах, ожидаемо последовательных оценок, измерений, представлений и раскрытия информации; </text:p>
      <text:p text:style-name="P41">(d)      нейтральность, способствующая тому, что информация в финансовой отчетности свободна от предвзятости;</text:p>
      <text:p text:style-name="P41">(e)       понятность, заключающаяся в том, что информация в финансовой отчетности представлена ясно и всесторонне и не предполагает возможности значительных различий при ее толковании.</text:p>
      <text:p text:style-name="P27">4.                                                Аудитор может решить провести сравнение сложившихся приемов учета с требованиями той или иной существующей концепции подготовки финансовой отчетности, которая считается приемлемой. Например, аудитор может сравнить сложившиеся приемы учета с МСФО. При проведении аудита малой организации аудитор может решить провести сравнение сложившихся приемов учета с концепцией подготовки финансовой отчетности, специально разработанной для таких организаций соответствующим уполномоченным или признанным органом стандартизации. Когда аудитор выполняет такое сравнение и выявляет отличия, решение о том, составляют ли принятые при подготовке финансовой отчетности сложившиеся приемы учета приемлемую концепцию подготовки финансовой отчетности, включает анализ причин выявленных отличий, а также того, не приведет ли применение этих сложившихся приемов учета или описание этой концепции подготовки финансовой отчетности в финансовой отчетности к тому, что полученная в результате финансовая отчетность будет вводить пользователей в заблуждение.</text:p>
      <text:p text:style-name="P28"/>
      <text:p text:style-name="P28"/>
      <text:p text:style-name="P28"/>
      <text:p text:style-name="P14"/>
      <text:p text:style-name="P14"><text:soft-page-break/>Процедура 7. Определение противоречий между принятой концепцией и дополняющими ее требованиями, дополненными законами или нормативными актами.</text:p>
      <text:p text:style-name="P4">ВНИМАНИЕ! Разработка процедуры не завершена по причине невостребованности.</text:p>
      <text:p text:style-name="P16">Процедура выполняется в случае, если стандарты финансовой отчетности, установленные соответствующей уполномоченной или признанной организацией по выработке стандартов, дополнены законами или нормативными актами.</text:p>
      <text:p text:style-name="P44"/>
      <text:p text:style-name="P16">18. аудитор <text:span text:style-name="T3">должен определить</text:span>, нет ли противоречий между этими стандартами финансовой отчетности и этими дополнительными требованиями. Если такие противоречия имеются, аудитор <text:span text:style-name="T3">должен обсудить</text:span> с руководством характер соответствующих дополнительных требований <text:span text:style-name="T3">и должен согласовать</text:span> один из двух вариантов действий:</text:p>
      <text:p text:style-name="P39">(a)<text:span text:style-name="T9">         </text:span>дополнительные требования могут быть выполнены путем дополнительных раскрытий в финансовой отчетности или </text:p>
      <text:p text:style-name="P39">(b)<text:span text:style-name="T9">        </text:span>описание соответствующей применимой концепции подготовки финансовой отчетности в финансовой отчетности может быть соответствующим образом отредактировано. </text:p>
      <text:p text:style-name="P15">Если ни один из этих двух вариантов действий не возможен, аудитор <text:span text:style-name="T3">должен определить</text:span>, не следует ли ему видоизменить его аудиторское мнение в соответствии с МСА 705 (см. пункт A34)</text:p>
      <text:p text:style-name="P15">А34 В некоторых юрисдикциях к требованиям стандартов финансовой отчетности, установленных соответствующей уполномоченной или признанной организацией по выработке стандартов, могут добавляться дополнительные требования, относящиеся к подготовке финансовой отчетности, установленные законами или нормативными актами. В этих юрисдикциях соответствующая применимая концепция подготовки финансовой отчетности для целей применения Международных стандартов аудита охватывает как эту обозначенную концепцию подготовки финансовой отчетности, так и дополнительные требования, при условии что они не вступают в противоречие с обозначенной концепцией подготовки финансовой отчетности. Так может происходить, например, в случае, когда законы или нормативные акты предписывают дополнительное раскрытие информации, помимо предусмотренного соответствующими стандартами финансовой отчетности, или когда они сужают диапазон приемлемых вариантов выбора, который можно было бы делать в рамках соответствующих стандартов финансовой отчетности (В МСА 700, пункт 15, содержится требование по оценке того, насколько адекватно в финансовой отчетности упоминается или описывается соответствующая применимая концепция подготовки финансовой отчетности).</text:p>
      <text:p text:style-name="P15"> </text:p>
      <text:p text:style-name="P14">Процедура 8. </text:p>
      <text:p text:style-name="P4">ВНИМАНИЕ! Разработка процедуры не завершена по причине невостребованности.</text:p>
      <text:p text:style-name="P6">19. Если аудитор определил, что соответствующая концепция подготовки финансовой отчетности, предписанная законом или нормативным актом, была бы неприемлемой, если бы не факт предписания ее законом или нормативным актом, аудитор <text:span text:style-name="T3">должен</text:span> принять предложение о выполнении аудиторского задания только в том случае, если имеются следующие условия (см. пункт A35):</text:p>
      <text:p text:style-name="P45">(a)<text:span text:style-name="T9">         </text:span>руководство согласно обеспечить дополнительное раскрытие информации в финансовой отчетности, необходимое для того, чтобы избежать возможности введения в заблуждение;</text:p>
      <text:p text:style-name="P40">(b)<text:span text:style-name="T9">        </text:span>в условиях аудиторского задания признается, что: </text:p>
      <text:p text:style-name="P42">(i)<text:span text:style-name="T9">          </text:span>аудиторское заключение о финансовой отчетности будет содержать привлекающий внимание абзац, который будет указывать пользователям на дополнительное раскрытие информации в соответствии с МСА 706 (МСА 706 (пересмотренный) <text:span text:style-name="T11">«Разделы </text:span><text:soft-page-break/><text:span text:style-name="T11">«Важные обстоятельства» и «Прочие сведения» в аудиторском заключении</text:span><text:span text:style-name="T12"> )</text:span>; </text:p>
      <text:p text:style-name="P42">(ii)<text:span text:style-name="T9">        </text:span>соответствующее аудиторское мнение по финансовой отчетности не должно содержать таких выражений, как «представлена достоверно во всех существенных аспектах» или «дает правдивое и достоверное представление», за исключением случаев, когда от аудитора требуется законами или нормативными актами выразить его аудиторское мнение по финансовой отчетности в соответствии с применимой концепцией подготовки финансовой отчетности с применением этих выражений.</text:p>
      <text:p text:style-name="P37">20.     Если условия, обозначенные в пункте 19, отсутствуют, и аудитор в соответствии с законом или нормативным актом обязан выполнить аудиторское задание, он должен:</text:p>
      <text:p text:style-name="P15">(a)<text:span text:style-name="T9">             </text:span>оценить влияние вводящего в заблуждение характера финансовой отчетности на его аудиторское заключение;</text:p>
      <text:p text:style-name="P15">(b)<text:span text:style-name="T9">             </text:span>включить надлежащее упоминание этого вопроса в условия аудиторское задания.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text-align="justify" style:justify-single-word="false" fo:text-indent="1.499cm" style:auto-text-indent="false" style:page-number="auto" fo:background-color="transparent"/>
      <style:text-properties fo:font-size="13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3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шапки" style:display-name="Текст шапки" style:family="paragraph" style:parent-style-name="Text_20_body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501cm" style:auto-text-indent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212cm" loext:contextual-spacing="false" fo:line-height="150%" fo:text-align="justify" style:justify-single-word="false" fo:keep-with-next="always"/>
      <style:text-properties style:font-size-complex="10pt"/>
    </style:style>
    <style:style style:name="Маркированный_20_список" style:display-name="Маркированный список" style:family="paragraph" style:parent-style-name="List" style:list-style-name="WW8Num5">
      <style:paragraph-properties fo:margin-left="0.499cm" fo:margin-right="0.635cm" fo:margin-top="0cm" fo:margin-bottom="0cm" loext:contextual-spacing="false" fo:text-align="justify" style:justify-single-word="false" fo:text-indent="-0.499cm" style:auto-text-indent="false"/>
      <style:text-properties style:font-name="Garamond" fo:font-family="Garamond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fo:font-size="11pt" fo:language="ru" fo:country="RU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ConsPlusNorma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Nonforma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bold" style:font-name-asian="Times New Roman3" style:font-family-asian="'Times New Roman'" style:font-family-generic-asian="system" style:font-pitch-asian="variable" style:font-size-asian="11pt" style:font-style-asian="normal" style:font-weight-asian="bold" style:font-name-complex="Courier New1" style:font-family-complex="'Courier New'" style:font-family-generic-complex="system" style:font-pitch-complex="variable" style:font-size-complex="12pt"/>
    </style:style>
    <style:style style:name="ConsPlusCel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DocLis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Pag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JurTerm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WW8Num5z0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cm" fo:margin-left="2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  <style:master-page style:name="Преобразование_20_1" style:display-name="Преобразование 1" style:page-layout-name="Mpm3"/>
    <style:master-page style:name="Преобразование_20_2" style:display-name="Преобразование 2" style:page-layout-name="Mpm2"/>
    <style:master-page style:name="Первая_20_страница_20_РД" style:display-name="Первая страница РД" style:page-layout-name="Mpm4" style:next-style-name="Standard">
      <style:header>
        <text:p text:style-name="Header"><draw:frame draw:style-name="Mfr1" draw:name="Изображение1" text:anchor-type="paragraph" svg:y="-1.595cm" svg:width="18.247cm" svg:height="2.251cm" draw:z-index="0"><draw:image xlink:href="Pictures/10000000000008CF0000012514BC2736F354E78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Afanasyev</meta:initial-creator>
    <meta:creation-date>2015-12-04T18:58:00</meta:creation-date>
    <meta:generator>LibreOffice/5.2.2.2$Windows_x86 LibreOffice_project/8f96e87c890bf8fa77463cd4b640a2312823f3ad</meta:generator>
    <meta:editing-cycles>74</meta:editing-cycles>
    <meta:editing-duration>PT18H47M14S</meta:editing-duration>
    <dc:date>2017-04-17T16:17:17.918000000</dc:date>
    <dc:title>Федеральный закон от 07.08.2001 N 115-ФЗ(ред. от 28.12.2013)"О противодействии легализации (отмыванию) доходов, полученных преступным путем, и финансированию терроризма"</dc:title>
    <meta:document-statistic meta:table-count="16" meta:image-count="1" meta:object-count="0" meta:page-count="14" meta:paragraph-count="350" meta:word-count="3279" meta:character-count="26729" meta:non-whitespace-character-count="23563"/>
    <meta:user-defined meta:name="Company">КонсультантПлюс Версия 4015.00.02</meta:user-defined>
  </office:meta>
</office:document-meta>
</file>